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7D0000005DE083C918C7DFE6D94.jpg" manifest:media-type="image/jpeg"/>
  <manifest:file-entry manifest:full-path="Pictures/10000000000007D0000005DE9AE4DD0FBD0730AF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JuliaMono Medium" svg:font-family="'JuliaMono Medium'" style:font-pitch="fixed"/>
    <style:font-face style:name="JuliaMono Medium1" svg:font-family="'JuliaMono Medium'" style:font-pitch="variable"/>
    <style:font-face style:name="JuliaMono Medium2" svg:font-family="'JuliaMono Medium'" style:font-adornments="Medium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0.545cm" fo:min-width="23.025cm" style:writing-mode="lr-tb"/>
      <style:paragraph-properties style:writing-mode="lr-tb"/>
    </style:style>
    <style:style style:name="gr4" style:family="graphic" style:parent-style-name="standard">
      <style:graphic-properties svg:stroke-color="#ff4000" draw:fill="none" draw:fill-color="#eeeeee" loext:fill-use-slide-background="false" draw:textarea-horizontal-align="justify" draw:textarea-vertical-align="middle" draw:auto-grow-height="false" fo:min-height="0.385cm" fo:min-width="0.135cm"/>
    </style:style>
    <style:style style:name="gr5" style:family="graphic" style:parent-style-name="standard">
      <style:graphic-properties svg:stroke-color="#158466" draw:fill="none" draw:fill-color="#eeeeee" loext:fill-use-slide-background="false" draw:textarea-horizontal-align="justify" draw:textarea-vertical-align="middle" draw:auto-grow-height="false" fo:min-height="0.385cm" fo:min-width="7.955cm"/>
    </style:style>
    <style:style style:name="gr6" style:family="graphic" style:parent-style-name="standard">
      <style:graphic-properties svg:stroke-color="#2a6099" draw:fill="none" draw:fill-color="#eeeeee" loext:fill-use-slide-background="false" draw:textarea-horizontal-align="justify" draw:textarea-vertical-align="middle" draw:auto-grow-height="false" fo:min-height="0.385cm" fo:min-width="0.335cm"/>
    </style:style>
    <style:style style:name="gr7" style:family="graphic" style:parent-style-name="standard">
      <style:graphic-properties svg:stroke-color="#ff8000" draw:fill="none" draw:fill-color="#eeeeee" loext:fill-use-slide-background="false" draw:textarea-horizontal-align="justify" draw:textarea-vertical-align="middle" draw:auto-grow-height="false" fo:min-height="6.1cm" fo:min-width="7.955cm"/>
    </style:style>
    <style:style style:name="gr8" style:family="graphic" style:parent-style-name="standard">
      <style:graphic-properties svg:stroke-color="#a1467e" draw:fill="none" draw:fill-color="#eeeeee" loext:fill-use-slide-background="false" draw:textarea-horizontal-align="justify" draw:textarea-vertical-align="middle" draw:auto-grow-height="false" fo:min-height="0.385cm" fo:min-width="8.59cm"/>
    </style:style>
    <style:style style:name="gr9" style:family="graphic" style:parent-style-name="standard">
      <style:graphic-properties svg:stroke-color="#81d41a" draw:fill="none" draw:fill-color="#eeeeee" loext:fill-use-slide-background="false" draw:textarea-horizontal-align="justify" draw:textarea-vertical-align="middle" draw:auto-grow-height="false" fo:min-height="0.385cm" fo:min-width="0.97cm"/>
    </style:style>
    <style:style style:name="gr10" style:family="graphic" style:parent-style-name="objectwithoutfill">
      <style:graphic-properties svg:stroke-color="#ff4000" draw:marker-end="Arrowheads_20_1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158466" draw:marker-end="Arrowheads_20_1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2a6099" draw:marker-end="Arrowheads_20_1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ff8000" draw:marker-end="Arrowheads_20_1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svg:stroke-color="#a1467e" draw:marker-end="Arrowheads_20_1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81d41a" draw:marker-end="Arrowheads_20_1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  <style:paragraph-properties style:writing-mode="lr-tb"/>
    </style:style>
    <style:style style:name="gr18" style:family="graphic" style:parent-style-name="standard">
      <style:graphic-properties draw:stroke="none" draw:fill="solid" draw:fill-color="#cccccc" fo:min-height="19.173cm"/>
      <style:paragraph-properties style:writing-mode="lr-tb"/>
    </style:style>
    <style:style style:name="gr19" style:family="graphic" style:parent-style-name="standard">
      <style:graphic-properties ch2_options="{'Style': 'dracula', 'Language': 'Python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282a36" fo:min-height="19.173cm"/>
      <style:paragraph-properties style:writing-mode="lr-tb"/>
    </style:style>
    <style:style style:name="pr1" style:family="presentation" style:parent-style-name="xinxinli-black-edges-title">
      <style:graphic-properties draw:auto-grow-height="true" fo:min-height="2.541cm" fo:wrap-option="wrap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xinxinli-black-edges-subtitle">
      <style:graphic-properties draw:fill-color="#ffffff" draw:auto-grow-height="true" fo:min-height="0.636cm" fo:wrap-option="wrap"/>
      <style:paragraph-properties style:writing-mode="lr-tb"/>
    </style:style>
    <style:style style:name="pr4" style:family="presentation" style:parent-style-name="xinxinli-black-edges-notes">
      <style:graphic-properties draw:fill-color="#ffffff" draw:auto-grow-height="true" fo:min-height="12.573cm" fo:wrap-option="wrap"/>
      <style:paragraph-properties style:writing-mode="lr-tb"/>
    </style:style>
    <style:style style:name="pr5" style:family="presentation" style:parent-style-name="xinxinli-black-edges-title">
      <style:graphic-properties draw:auto-grow-height="true" fo:min-height="3.175cm" fo:wrap-option="wrap"/>
      <style:paragraph-properties style:writing-mode="lr-tb"/>
    </style:style>
    <style:style style:name="pr6" style:family="presentation" style:parent-style-name="xinxinli-black-edges1-title">
      <style:graphic-properties fo:min-height="3.256cm" fo:wrap-option="wrap"/>
      <style:paragraph-properties style:writing-mode="lr-tb"/>
    </style:style>
    <style:style style:name="pr7" style:family="presentation" style:parent-style-name="xinxinli-black-edges1-notes">
      <style:graphic-properties draw:fill-color="#ffffff" fo:min-height="12.322cm" fo:wrap-option="wrap"/>
      <style:paragraph-properties style:writing-mode="lr-tb"/>
    </style:style>
    <style:style style:name="co1" style:family="table-column">
      <style:table-column-properties style:column-width="1.259cm" style:use-optimal-column-width="false"/>
    </style:style>
    <style:style style:name="co2" style:family="table-column">
      <style:table-column-properties style:column-width="2.061cm" style:use-optimal-column-width="false"/>
    </style:style>
    <style:style style:name="co3" style:family="table-column">
      <style:table-column-properties style:column-width="2.173cm" style:use-optimal-column-width="false"/>
    </style:style>
    <style:style style:name="co4" style:family="table-column">
      <style:table-column-properties style:column-width="1.782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838cm" style:use-optimal-column-width="false"/>
    </style:style>
    <style:style style:name="co7" style:family="table-column">
      <style:table-column-properties style:column-width="1.978cm" style:use-optimal-column-width="false"/>
    </style:style>
    <style:style style:name="co8" style:family="table-column">
      <style:table-column-properties style:column-width="2.534cm" style:use-optimal-column-width="false"/>
    </style:style>
    <style:style style:name="co9" style:family="table-column">
      <style:table-column-properties style:column-width="2.2cm" style:use-optimal-column-width="false"/>
    </style:style>
    <style:style style:name="co10" style:family="table-column">
      <style:table-column-properties style:column-width="3.333cm" style:use-optimal-column-width="false"/>
    </style:style>
    <style:style style:name="ro1" style:family="table-row">
      <style:table-row-properties style:row-height="1.08cm" style:use-optimal-row-height="false"/>
    </style:style>
    <style:style style:name="ro2" style:family="table-row">
      <style:table-row-properties style:row-height="1.081cm" style:use-optimal-row-height="false"/>
    </style:style>
    <style:style style:name="ro3" style:family="table-row">
      <style:table-row-properties style:row-height="1.286cm" style:use-optimal-row-height="false"/>
    </style:style>
    <style:style style:name="ro4" style:family="table-row">
      <style:table-row-properties style:row-height="1.23cm" style:use-optimal-row-height="false"/>
    </style:style>
    <style:style style:name="ro5" style:family="table-row">
      <style:table-row-properties style:row-height="1.703cm" style:use-optimal-row-height="false"/>
    </style:style>
    <style:style style:name="ce1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.1cm" fo:margin-bottom="0.1cm" fo:line-height="100%" fo:text-align="center" fo:text-indent="0cm" fo:border-left="0.28pt solid #ffffff" fo:border-right="none" fo:border-top="0.28pt solid #ffffff" fo:border-bottom="0.28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 fo:border-left="none" fo:border-right="0.28pt solid #ffffff" fo:border-top="0.28pt solid #ffffff" fo:border-bottom="0.28pt solid #ffffff"/>
    </style:style>
    <style:style style:name="ce4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/>
    </style:style>
    <style:style style:name="ce5" style:family="table-cell">
      <loext:graphic-properties draw:textarea-vertical-align="middle"/>
      <style:paragraph-properties fo:margin-left="0cm" fo:margin-right="0cm" fo:margin-top="0.1cm" fo:margin-bottom="0.1cm" fo:line-height="100%" fo:text-align="center" fo:text-indent="0cm" fo:border-left="0.28pt solid #ffffff" fo:border-right="0.28pt solid #ffffff" fo:border-top="none" fo:border-bottom="0.28pt solid #ffffff"/>
    </style:style>
    <style:style style:name="P1" style:family="paragraph">
      <style:paragraph-properties style:punctuation-wrap="simple" style:line-break="strict"/>
    </style:style>
    <style:style style:name="P2" style:family="paragraph">
      <style:paragraph-properties style:punctuation-wrap="simple" style:line-break="strict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style:punctuation-wrap="simple" style:line-break="strict"/>
      <style:text-properties fo:color="#000000" loext:opacity="100%" loext:color-lum-mod="100%" loext:color-lum-off="0%" fo:font-size="36pt" style:font-size-asian="36pt" style:font-size-complex="36pt"/>
    </style:style>
    <style:style style:name="P7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8" style:family="paragraph">
      <style:paragraph-properties fo:text-align="center"/>
      <style:text-properties fo:font-size="21pt" style:font-size-asian="21pt" style:font-size-complex="21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eeeeee"/>
      <style:paragraph-properties fo:text-align="start" style:writing-mode="lr-tb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ff4000" loext:opacity="100%" loext:color-lum-mod="100%" loext:color-lum-off="0%"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end"/>
      <style:text-properties fo:color="#158466" loext:opacity="100%" loext:color-lum-mod="100%" loext:color-lum-off="0%"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end"/>
      <style:text-properties fo:color="#2a6099" loext:opacity="100%" loext:color-lum-mod="100%" loext:color-lum-off="0%" fo:font-size="16pt" style:font-size-asian="16pt" style:font-size-complex="16pt"/>
    </style:style>
    <style:style style:name="P17" style:family="paragraph">
      <loext:graphic-properties draw:fill="none" draw:fill-color="#ffffff"/>
      <style:paragraph-properties fo:text-align="end"/>
      <style:text-properties fo:color="#ff8000" loext:opacity="100%" loext:color-lum-mod="100%" loext:color-lum-off="0%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end"/>
      <style:text-properties fo:color="#a1467e" loext:opacity="100%" loext:color-lum-mod="100%" loext:color-lum-off="0%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end"/>
      <style:text-properties fo:color="#81d41a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margin-top="0.1cm" fo:margin-bottom="0.1cm" fo:line-height="100%" fo:text-align="center" fo:text-indent="0cm"/>
    </style:style>
    <style:style style:name="P22" style:family="paragraph">
      <loext:graphic-properties draw:fill="solid" draw:fill-color="#cccccc"/>
      <style:text-properties style:font-name="JuliaMono Medium" fo:font-size="12pt" style:font-size-asian="12pt" style:font-size-complex="12pt"/>
    </style:style>
    <style:style style:name="P23" style:family="paragraph">
      <style:text-properties fo:color="#000000" loext:opacity="100%" style:font-name="JuliaMono Medium2" fo:font-size="11pt" fo:font-weight="normal" style:font-size-asian="11pt" style:font-weight-asian="normal" style:font-size-complex="11pt" style:font-weight-complex="normal"/>
    </style:style>
    <style:style style:name="P24" style:family="paragraph">
      <loext:graphic-properties draw:fill="solid" draw:fill-color="#282a36"/>
      <style:text-properties fo:color="#000000" loext:opacity="100%" loext:color-lum-mod="100%" loext:color-lum-off="0%" style:font-name="JuliaMono Medium2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b2b2b2" loext:opacity="100%"/>
    </style:style>
    <style:style style:name="T6" style:family="text">
      <style:text-properties fo:color="#ff4000" loext:opacity="100%" fo:font-size="16pt" style:font-size-asian="16pt" style:font-size-complex="16pt"/>
    </style:style>
    <style:style style:name="T7" style:family="text">
      <style:text-properties fo:color="#158466" loext:opacity="100%" fo:font-size="16pt" style:font-size-asian="16pt" style:font-size-complex="16pt"/>
    </style:style>
    <style:style style:name="T8" style:family="text">
      <style:text-properties fo:color="#2a6099" loext:opacity="100%" fo:font-size="16pt" style:font-size-asian="16pt" style:font-size-complex="16pt"/>
    </style:style>
    <style:style style:name="T9" style:family="text">
      <style:text-properties fo:color="#ff8000" loext:opacity="100%" fo:font-size="16pt" style:font-size-asian="16pt" style:font-size-complex="16pt"/>
    </style:style>
    <style:style style:name="T10" style:family="text">
      <style:text-properties fo:color="#a1467e" loext:opacity="100%" fo:font-size="16pt" style:font-size-asian="16pt" style:font-size-complex="16pt"/>
    </style:style>
    <style:style style:name="T11" style:family="text">
      <style:text-properties fo:color="#81d41a" loext:opacity="100%" fo:font-size="16pt" style:font-size-asian="16pt" style:font-size-complex="16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imbus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size-asian="18pt" style:language-asian="zh" style:country-asian="CN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loext:opacity="0%" style:font-name="Nimbus Sans" fo:font-size="18pt" style:letter-kerning="true" style:font-name-asian="Nimbus Sans1" style:font-size-asian="18pt" style:font-name-complex="FreeSans" style:font-size-complex="18pt"/>
    </style:style>
    <style:style style:name="T14" style:family="text">
      <style:text-properties fo:color="#2a6099" loext:opacity="100%" style:font-name="JuliaMono Medium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JuliaMono Medium" fo:font-size="12pt" style:font-size-asian="12pt" style:font-size-complex="12pt"/>
    </style:style>
    <style:style style:name="T16" style:family="text">
      <style:text-properties fo:color="#ffffff" loext:opacity="100%" style:font-name="JuliaMono Medium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ea7500" loext:opacity="100%" style:font-name="JuliaMono Medium" fo:font-size="12pt" style:font-size-asian="12pt" style:font-size-complex="12pt"/>
    </style:style>
    <style:style style:name="T18" style:family="text">
      <style:text-properties fo:color="#ea7500" loext:opacity="100%" style:font-name="JuliaMono Medium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text-outline="false" style:text-line-through-style="none" style:text-line-through-type="none" style:font-name="JuliaMono Medium" fo:font-size="12pt" fo:font-style="normal" fo:text-shadow="none" style:text-underline-style="none" fo:font-weight="normal" style:letter-kerning="tru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800080" loext:opacity="100%" style:font-name="JuliaMono Medium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6272a4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2" style:family="text">
      <style:text-properties fo:color="#ff79c6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3" style:family="text">
      <style:text-properties fo:color="#f8f8f2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4" style:family="text">
      <style:text-properties fo:color="#50fa7b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5" style:family="text">
      <style:text-properties fo:color="#f8f8f2" loext:opacity="100%" style:font-name="JuliaMono Medium2" fo:font-size="11pt" fo:language="zxx" fo:country="none" fo:font-style="italic" style:text-underline-style="none" fo:font-weight="normal" fo:background-color="transparent" style:font-size-asian="11pt" style:font-weight-asian="normal" style:font-size-complex="11pt" style:font-weight-complex="normal"/>
    </style:style>
    <style:style style:name="T26" style:family="text">
      <style:text-properties fo:color="#8be9fd" loext:opacity="100%" style:font-name="JuliaMono Medium2" fo:font-size="11pt" fo:language="zxx" fo:country="none" fo:font-style="italic" style:text-underline-style="none" fo:font-weight="normal" fo:background-color="transparent" style:font-size-asian="11pt" style:font-weight-asian="normal" style:font-size-complex="11pt" style:font-weight-complex="normal"/>
    </style:style>
    <style:style style:name="T27" style:family="text">
      <style:text-properties fo:color="#bd93f9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T28" style:family="text">
      <style:text-properties fo:color="#ffb86c" loext:opacity="100%" style:font-name="JuliaMono Medium2" fo:font-size="11pt" fo:language="zxx" fo:country="none" fo:font-style="normal" style:text-underline-style="none" fo:font-weight="normal" fo:background-color="transparent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2.541cm" svg:x="14.655cm" svg:y="9.515cm" presentation:class="title" presentation:user-transformed="true">
          <draw:text-box>
            <text:p text:style-name="P1"><text:span text:style-name="T1">Multidimensional Knapsack Problem</text:span></text:p>
          </draw:text-box>
        </draw:frame>
        <draw:frame presentation:style-name="pr2" draw:text-style-name="P3" draw:layer="layout" svg:width="10.282cm" svg:height="1.905cm" svg:x="14.722cm" svg:y="12.555cm" presentation:class="subtitle" presentation:user-transformed="true">
          <draw:text-box>
            <text:p text:style-name="P1"><text:span text:style-name="T2">Using a Genetic Algorithm</text:span></text:p>
          </draw:text-box>
        </draw:frame>
        <draw:frame presentation:style-name="pr3" draw:text-style-name="P4" draw:layer="layout" svg:width="8.255cm" svg:height="0.636cm" svg:x="0.235cm" svg:y="20.319cm">
          <draw:text-box>
            <text:p text:style-name="P1"><text:span text:style-name="T3">Nicolò Vescera </text:span></text:p>
          </draw:text-box>
        </draw:frame>
        <presentation:notes draw:style-name="dp2"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Introduzion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" presentation:class="page"/>
        </presentation:notes>
      </draw:page>
      <draw:page draw:name="page3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Problema</text:p>
          </draw:text-box>
        </draw:frame>
        <draw:frame draw:style-name="gr2" draw:text-style-name="P8" draw:layer="layout" svg:width="6.601cm" svg:height="1.934cm" svg:x="10.7cm" svg:y="6.9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18.016cm" svg:height="1.934cm" svg:x="4.992cm" svg:y="10.0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Soluzione</text:p>
          </draw:text-box>
        </draw:frame>
        <draw:g>
          <draw:frame draw:style-name="gr2" draw:text-style-name="P9" draw:layer="layout" svg:width="12.046cm" svg:height="1.224cm" svg:x="8.156cm" svg:y="8.9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" draw:text-style-name="P9" draw:layer="layout" svg:width="7.207cm" svg:height="1.058cm" svg:x="7.799cm" svg:y="10.94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stanze del Problema</text:p>
          </draw:text-box>
        </draw:frame>
        <draw:custom-shape draw:style-name="gr3" draw:text-style-name="P11" draw:layer="layout" svg:width="23.525cm" svg:height="10.795cm" svg:x="2.238cm" svg:y="6.35cm">
          <text:p text:style-name="P10"><text:span text:style-name="T5"/></text:p>
          <text:p text:style-name="P10"><text:span text:style-name="T5">// MK01.TXT</text:span></text:p>
          <text:p text:style-name="P10">6</text:p>
          <text:p text:style-name="P10">100,600,1200,2400,500,2000</text:p>
          <text:p text:style-name="P10">10</text:p>
          <text:p text:style-name="P10">8,12,13,64,22,41</text:p>
          <text:p text:style-name="P10">8,12,13,75,22,41</text:p>
          <text:p text:style-name="P10">3,6,4,18,6,4</text:p>
          <text:p text:style-name="P10">5,10,8,32,6,12</text:p>
          <text:p text:style-name="P10">5,13,8,42,6,20</text:p>
          <text:p text:style-name="P10">5,13,8,48,6,20</text:p>
          <text:p text:style-name="P10">0,0,0,0,8,0</text:p>
          <text:p text:style-name="P10">3,0,4,0,8,0</text:p>
          <text:p text:style-name="P10">3,2,4,0,8,4</text:p>
          <text:p text:style-name="P10">3,2,4,8,8,4</text:p>
          <text:p text:style-name="P10">80,96,20,36,44,48,10,18,22,24</text:p>
          <text:p text:style-name="P10">3800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0.635cm" svg:height="0.635cm" svg:x="2.34cm" svg:y="7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8.455cm" svg:height="0.635cm" svg:x="2.34cm" svg:y="7.8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0.835cm" svg:height="0.635cm" svg:x="2.34cm" svg:y="8.4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455cm" svg:height="6.35cm" svg:x="2.34cm" svg:y="9.0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9.09cm" svg:height="0.635cm" svg:x="2.34cm" svg:y="15.4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47cm" svg:height="0.635cm" svg:x="2.34cm" svg:y="16.185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2.975cm" svg:y1="7.52cm" svg:x2="15.675cm" svg:y2="7.52cm">
          <text:p/>
        </draw:line>
        <draw:line draw:style-name="gr11" draw:text-style-name="P13" draw:layer="layout" svg:x1="10.76cm" svg:y1="8.12cm" svg:x2="15.713cm" svg:y2="8.12cm">
          <text:p/>
        </draw:line>
        <draw:line draw:style-name="gr12" draw:text-style-name="P13" draw:layer="layout" svg:x1="3.16cm" svg:y1="8.82cm" svg:x2="15.708cm" svg:y2="8.82cm">
          <text:p/>
        </draw:line>
        <draw:line draw:style-name="gr13" draw:text-style-name="P13" draw:layer="layout" svg:x1="10.746cm" svg:y1="12.32cm" svg:x2="15.699cm" svg:y2="12.32cm">
          <text:p/>
        </draw:line>
        <draw:line draw:style-name="gr14" draw:text-style-name="P13" draw:layer="layout" svg:x1="11.432cm" svg:y1="15.82cm" svg:x2="15.775cm" svg:y2="15.82cm">
          <text:p/>
        </draw:line>
        <draw:line draw:style-name="gr15" draw:text-style-name="P13" draw:layer="layout" svg:x1="3.76cm" svg:y1="16.42cm" svg:x2="15.749cm" svg:y2="16.42cm">
          <text:p/>
        </draw:line>
        <draw:frame draw:style-name="gr16" draw:text-style-name="P14" draw:layer="layout" svg:width="3.81cm" svg:height="0.814cm" svg:x="15.88cm" svg:y="6.985cm">
          <draw:text-box>
            <text:p><text:span text:style-name="T6">Oggetti</text:span></text:p>
          </draw:text-box>
        </draw:frame>
        <draw:frame draw:style-name="gr16" draw:text-style-name="P15" draw:layer="layout" svg:width="3.81cm" svg:height="0.814cm" svg:x="15.88cm" svg:y="7.785cm">
          <draw:text-box>
            <text:p><text:span text:style-name="T7">Valori</text:span></text:p>
          </draw:text-box>
        </draw:frame>
        <draw:frame draw:style-name="gr17" draw:text-style-name="P16" draw:layer="layout" svg:width="4.44cm" svg:height="1.04cm" svg:x="15.88cm" svg:y="8.485cm">
          <draw:text-box>
            <text:p><text:span text:style-name="T8">Numero Vincoli</text:span></text:p>
          </draw:text-box>
        </draw:frame>
        <draw:frame draw:style-name="gr16" draw:text-style-name="P17" draw:layer="layout" svg:width="3.81cm" svg:height="0.814cm" svg:x="15.88cm" svg:y="11.985cm">
          <draw:text-box>
            <text:p><text:span text:style-name="T9">Parametri</text:span></text:p>
          </draw:text-box>
        </draw:frame>
        <draw:frame draw:style-name="gr16" draw:text-style-name="P18" draw:layer="layout" svg:width="3.81cm" svg:height="0.814cm" svg:x="15.88cm" svg:y="15.385cm">
          <draw:text-box>
            <text:p><text:span text:style-name="T10">Vincoli</text:span></text:p>
          </draw:text-box>
        </draw:frame>
        <draw:frame draw:style-name="gr16" draw:text-style-name="P19" draw:layer="layout" svg:width="3.81cm" svg:height="0.814cm" svg:x="15.88cm" svg:y="16.085cm">
          <draw:text-box>
            <text:p><text:span text:style-name="T11">Soluzi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stanze del Problema</text:p>
          </draw:text-box>
        </draw:frame>
        <draw:frame draw:style-name="standard" draw:layer="layout" svg:width="25.173cm" svg:height="8.541cm" svg:x="1.414cm" svg:y="6.23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 table:style-name="ce1">
                <text:p text:style-name="P20"><text:span text:style-name="T12">ID</text:span></text:p>
              </table:table-cell>
              <table:table-cell table:style-name="ce2">
                <text:p text:style-name="P20"><text:span text:style-name="T12">f0</text:span></text:p>
              </table:table-cell>
              <table:table-cell table:style-name="ce3">
                <text:p text:style-name="P21">f1</text:p>
              </table:table-cell>
              <table:table-cell>
                <text:p text:style-name="P21">f2</text:p>
              </table:table-cell>
              <table:table-cell>
                <text:p text:style-name="P21">f3</text:p>
              </table:table-cell>
              <table:table-cell>
                <text:p text:style-name="P21">f4</text:p>
              </table:table-cell>
              <table:table-cell>
                <text:p text:style-name="P21">f5</text:p>
              </table:table-cell>
              <table:table-cell>
                <text:p text:style-name="P21">f6</text:p>
              </table:table-cell>
              <table:table-cell>
                <text:p text:style-name="P21">f7</text:p>
              </table:table-cell>
              <table:table-cell>
                <text:p text:style-name="P21">f8</text:p>
              </table:table-cell>
              <table:table-cell>
                <text:p text:style-name="P21">f9</text:p>
              </table:table-cell>
              <table:table-cell>
                <text:p text:style-name="P21">Value</text:p>
              </table:table-cell>
            </table:table-row>
            <table:table-row table:style-name="ro2" table:default-cell-style-name="ce4">
              <table:table-cell>
                <text:p text:style-name="P21">0</text:p>
              </table:table-cell>
              <table:table-cell table:style-name="ce5">
                <text:p text:style-name="P21">8.0</text:p>
              </table:table-cell>
              <table:table-cell>
                <text:p text:style-name="P21">8.0</text:p>
              </table:table-cell>
              <table:table-cell>
                <text:p text:style-name="P21">3.0</text:p>
              </table:table-cell>
              <table:table-cell>
                <text:p text:style-name="P21">5.0</text:p>
              </table:table-cell>
              <table:table-cell>
                <text:p text:style-name="P21"><text:span text:style-name="T13">5</text:span>.0</text:p>
              </table:table-cell>
              <table:table-cell>
                <text:p text:style-name="P21"><text:span text:style-name="T13">5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3</text:span>.0</text:p>
              </table:table-cell>
              <table:table-cell>
                <text:p text:style-name="P21"><text:span text:style-name="T13">3</text:span>.0</text:p>
              </table:table-cell>
              <table:table-cell>
                <text:p text:style-name="P21"><text:span text:style-name="T13">3</text:span>.0</text:p>
              </table:table-cell>
              <table:table-cell>
                <text:p text:style-name="P21"><text:span text:style-name="T13">100</text:span>.0</text:p>
              </table:table-cell>
            </table:table-row>
            <table:table-row table:style-name="ro2" table:default-cell-style-name="ce4">
              <table:table-cell>
                <text:p text:style-name="P21">1</text:p>
              </table:table-cell>
              <table:table-cell>
                <text:p text:style-name="P21">12.0</text:p>
              </table:table-cell>
              <table:table-cell>
                <text:p text:style-name="P21">12.0</text:p>
              </table:table-cell>
              <table:table-cell>
                <text:p text:style-name="P21">6.0</text:p>
              </table:table-cell>
              <table:table-cell>
                <text:p text:style-name="P21">10.0</text:p>
              </table:table-cell>
              <table:table-cell>
                <text:p text:style-name="P21"><text:span text:style-name="T13">13</text:span>.0</text:p>
              </table:table-cell>
              <table:table-cell>
                <text:p text:style-name="P21"><text:span text:style-name="T13">13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2</text:span>.0</text:p>
              </table:table-cell>
              <table:table-cell>
                <text:p text:style-name="P21"><text:span text:style-name="T13">2</text:span>.0</text:p>
              </table:table-cell>
              <table:table-cell>
                <text:p text:style-name="P21"><text:span text:style-name="T13">600</text:span>.0</text:p>
              </table:table-cell>
            </table:table-row>
            <table:table-row table:style-name="ro3" table:default-cell-style-name="ce4">
              <table:table-cell>
                <text:p text:style-name="P21">2</text:p>
              </table:table-cell>
              <table:table-cell>
                <text:p text:style-name="P21">12.0</text:p>
              </table:table-cell>
              <table:table-cell>
                <text:p text:style-name="P21">13.0</text:p>
              </table:table-cell>
              <table:table-cell>
                <text:p text:style-name="P21">4.0</text:p>
              </table:table-cell>
              <table:table-cell>
                <text:p text:style-name="P21">8.0</text:p>
              </table:table-cell>
              <table:table-cell>
                <text:p text:style-name="P21"><text:span text:style-name="T13">8</text:span>.0</text:p>
              </table:table-cell>
              <table:table-cell>
                <text:p text:style-name="P21"><text:span text:style-name="T13">8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4</text:span>.0</text:p>
              </table:table-cell>
              <table:table-cell>
                <text:p text:style-name="P21"><text:span text:style-name="T13">4</text:span>.0</text:p>
              </table:table-cell>
              <table:table-cell>
                <text:p text:style-name="P21"><text:span text:style-name="T13">4</text:span>.0</text:p>
              </table:table-cell>
              <table:table-cell>
                <text:p text:style-name="P21"><text:span text:style-name="T13">1200</text:span>.0</text:p>
              </table:table-cell>
            </table:table-row>
            <table:table-row table:style-name="ro4" table:default-cell-style-name="ce4">
              <table:table-cell>
                <text:p text:style-name="P21">3</text:p>
              </table:table-cell>
              <table:table-cell>
                <text:p text:style-name="P21">64.0</text:p>
              </table:table-cell>
              <table:table-cell>
                <text:p text:style-name="P21">75.0</text:p>
              </table:table-cell>
              <table:table-cell>
                <text:p text:style-name="P21">18.0</text:p>
              </table:table-cell>
              <table:table-cell>
                <text:p text:style-name="P21"><text:span text:style-name="T13">32</text:span>.0</text:p>
              </table:table-cell>
              <table:table-cell>
                <text:p text:style-name="P21"><text:span text:style-name="T13">42</text:span>.0</text:p>
              </table:table-cell>
              <table:table-cell>
                <text:p text:style-name="P21"><text:span text:style-name="T13">48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8</text:span>.0</text:p>
              </table:table-cell>
              <table:table-cell>
                <text:p text:style-name="P21"><text:span text:style-name="T13">2400</text:span>.0</text:p>
              </table:table-cell>
            </table:table-row>
            <table:table-row table:style-name="ro2" table:default-cell-style-name="ce4">
              <table:table-cell>
                <text:p text:style-name="P21">4</text:p>
              </table:table-cell>
              <table:table-cell>
                <text:p text:style-name="P21">22.0</text:p>
              </table:table-cell>
              <table:table-cell>
                <text:p text:style-name="P21">22.0</text:p>
              </table:table-cell>
              <table:table-cell>
                <text:p text:style-name="P21">6.0</text:p>
              </table:table-cell>
              <table:table-cell>
                <text:p text:style-name="P21"><text:span text:style-name="T13">6</text:span>.0</text:p>
              </table:table-cell>
              <table:table-cell>
                <text:p text:style-name="P21"><text:span text:style-name="T13">6</text:span>.0</text:p>
              </table:table-cell>
              <table:table-cell>
                <text:p text:style-name="P21"><text:span text:style-name="T13">6</text:span>.0</text:p>
              </table:table-cell>
              <table:table-cell>
                <text:p text:style-name="P21"><text:span text:style-name="T13">8</text:span>.0</text:p>
              </table:table-cell>
              <table:table-cell>
                <text:p text:style-name="P21"><text:span text:style-name="T13">8</text:span>.0</text:p>
              </table:table-cell>
              <table:table-cell>
                <text:p text:style-name="P21"><text:span text:style-name="T13">8</text:span>.0</text:p>
              </table:table-cell>
              <table:table-cell>
                <text:p text:style-name="P21"><text:span text:style-name="T13">8</text:span>.0</text:p>
              </table:table-cell>
              <table:table-cell>
                <text:p text:style-name="P21"><text:span text:style-name="T13">500</text:span>.0</text:p>
              </table:table-cell>
            </table:table-row>
            <table:table-row table:style-name="ro5" table:default-cell-style-name="ce4">
              <table:table-cell>
                <text:p text:style-name="P21">5</text:p>
              </table:table-cell>
              <table:table-cell>
                <text:p text:style-name="P21">41</text:p>
              </table:table-cell>
              <table:table-cell>
                <text:p text:style-name="P21">41.0</text:p>
              </table:table-cell>
              <table:table-cell>
                <text:p text:style-name="P21">4.0</text:p>
              </table:table-cell>
              <table:table-cell>
                <text:p text:style-name="P21"><text:span text:style-name="T13">12</text:span>.0</text:p>
              </table:table-cell>
              <table:table-cell>
                <text:p text:style-name="P21"><text:span text:style-name="T13">20</text:span>.0</text:p>
              </table:table-cell>
              <table:table-cell>
                <text:p text:style-name="P21"><text:span text:style-name="T13">20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0</text:span>.0</text:p>
              </table:table-cell>
              <table:table-cell>
                <text:p text:style-name="P21"><text:span text:style-name="T13">4</text:span>.0</text:p>
              </table:table-cell>
              <table:table-cell>
                <text:p text:style-name="P21"><text:span text:style-name="T13">4</text:span>.0</text:p>
              </table:table-cell>
              <table:table-cell>
                <text:p text:style-name="P21"><text:span text:style-name="T13">2000</text:span>.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Implementazione</text:span></text:p>
          </draw:text-box>
        </draw:frame>
        <presentation:notes draw:style-name="dp2"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7" presentation:class="page"/>
        </presentation:notes>
      </draw:page>
      <draw:page draw:name="page8" draw:style-name="dp3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nitial <text:line-break/>Population</text:p>
          </draw:text-box>
        </draw:frame>
        <draw:frame draw:style-name="gr18" draw:text-style-name="P22" draw:layer="layout" svg:width="18.337cm" svg:height="19.423cm" svg:x="9.232cm" svg:y="0.389cm">
          <draw:text-box>
            <text:p><text:span text:style-name="T14">PROCEDURE</text:span><text:span text:style-name="T15"> initialize_population</text:span></text:p>
            <text:p><text:span text:style-name="T15"><text:s text:c="4"/></text:span><text:span text:style-name="T15">INPUT:</text:span></text:p>
            <text:p><text:span text:style-name="T15"><text:s text:c="8"/></text:span><text:span text:style-name="T15">num_elem: number of solution to generate</text:span></text:p>
            <text:p><text:span text:style-name="T15"><text:s text:c="8"/></text:span><text:span text:style-name="T15">item_list: list of items</text:span></text:p>
            <text:p><text:span text:style-name="T15"><text:s text:c="8"/></text:span><text:span text:style-name="T15">num_items: number of items</text:span></text:p>
            <text:p><text:span text:style-name="T15"><text:s text:c="8"/></text:span><text:span text:style-name="T15">W: constraints upper bound</text:span></text:p>
            <text:p><text:span text:style-name="T15"/></text:p>
            <text:p><text:span text:style-name="T15"><text:s text:c="4"/></text:span><text:span text:style-name="T15">population </text:span><text:span text:style-name="T16">&lt;-</text:span><text:span text:style-name="T15"> empty list of Solutions</text:span></text:p>
            <text:p><text:span text:style-name="T15"><text:s text:c="4"/></text:span><text:span text:style-name="T15">f_obj </text:span><text:span text:style-name="T16">&lt;-</text:span><text:span text:style-name="T15"> list of zeros with length num_elem</text:span></text:p>
            <text:p><text:span text:style-name="T15"/></text:p>
            <text:p><text:span text:style-name="T15"><text:s text:c="4"/></text:span><text:span text:style-name="T17">FOR</text:span><text:span text:style-name="T15"> i </text:span><text:span text:style-name="T16">&lt;-</text:span><text:span text:style-name="T15"> 0 </text:span><text:span text:style-name="T18">TO</text:span><text:span text:style-name="T15"> num_elem - 1 </text:span><text:span text:style-name="T18">DO</text:span></text:p>
            <text:p><text:span text:style-name="T19"><text:s text:c="8"/></text:span><text:span text:style-name="T19">tmp_sol </text:span><text:span text:style-name="T16">&lt;-</text:span><text:span text:style-name="T15"> list of zeros with length num_items</text:span></text:p>
            <text:p><text:span text:style-name="T15"/></text:p>
            <text:p><text:span text:style-name="T15"><text:s text:c="8"/></text:span><text:span text:style-name="T15">// list of item indexes</text:span></text:p>
            <text:p><text:span text:style-name="T19"><text:s text:c="8"/></text:span><text:span text:style-name="T19">T </text:span><text:span text:style-name="T16">&lt;-</text:span><text:span text:style-name="T15"> list of integers from 0 to num_items - 1</text:span></text:p>
            <text:p><text:span text:style-name="T15"/></text:p>
            <text:p><text:span text:style-name="T19"><text:s text:c="8"/></text:span><text:span text:style-name="T19">R </text:span><text:span text:style-name="T16">&lt;-</text:span><text:span text:style-name="T15"> list of zeros with length equal to the</text:span></text:p>
            <text:p><text:span text:style-name="T15"><text:s text:c="13"/></text:span><text:span text:style-name="T15">number of constraints in the problem</text:span></text:p>
            <text:p><text:span text:style-name="T15"/></text:p>
            <text:p><text:span text:style-name="T19"><text:s text:c="8"/></text:span><text:span text:style-name="T19">j </text:span><text:span text:style-name="T16">&lt;-</text:span><text:span text:style-name="T15"> randomly select an integer from T</text:span></text:p>
            <text:p><text:span text:style-name="T19"><text:s text:c="8"/></text:span><text:span text:style-name="T19">item </text:span><text:span text:style-name="T16">&lt;-</text:span><text:span text:style-name="T15"> item_list.pop(j)</text:span></text:p>
            <text:p><text:span text:style-name="T15"/></text:p>
            <text:p><text:span text:style-name="T15"><text:s text:c="8"/></text:span><text:span text:style-name="T18">WHILE</text:span><text:span text:style-name="T15"> </text:span><text:span text:style-name="T20">all</text:span><text:span text:style-name="T15"> elements of (R + item) &lt;= W </text:span><text:span text:style-name="T18">DO</text:span></text:p>
            <text:p><text:span text:style-name="T19"><text:s text:c="12"/></text:span><text:span text:style-name="T19">tmp_sol[j] </text:span><text:span text:style-name="T16">&lt;-</text:span><text:span text:style-name="T15"> 1</text:span></text:p>
            <text:p><text:span text:style-name="T19"><text:s text:c="12"/></text:span><text:span text:style-name="T19">R </text:span><text:span text:style-name="T16">&lt;-</text:span><text:span text:style-name="T15"> R + item</text:span></text:p>
            <text:p><text:span text:style-name="T15"/></text:p>
            <text:p><text:span text:style-name="T15"><text:s text:c="12"/></text:span><text:span text:style-name="T18">IF</text:span><text:span text:style-name="T15"> length(T) &lt;= 0 </text:span><text:span text:style-name="T18">THEN</text:span></text:p>
            <text:p><text:span text:style-name="T15"><text:s text:c="16"/></text:span><text:span text:style-name="T20">EXIT WHILE loop</text:span></text:p>
            <text:p><text:span text:style-name="T18"><text:s text:c="12"/></text:span><text:span text:style-name="T18">END IF</text:span></text:p>
            <text:p><text:span text:style-name="T15"/></text:p>
            <text:p><text:span text:style-name="T19"><text:s text:c="12"/></text:span><text:span text:style-name="T19">j </text:span><text:span text:style-name="T16">&lt;-</text:span><text:span text:style-name="T15"> randomly select an integer from T</text:span></text:p>
            <text:p><text:span text:style-name="T19"><text:s text:c="12"/></text:span><text:span text:style-name="T19">item </text:span><text:span text:style-name="T16">&lt;-</text:span><text:span text:style-name="T15"> item_list.pop(j)</text:span></text:p>
            <text:p><text:span text:style-name="T18"><text:s text:c="8"/></text:span><text:span text:style-name="T18">END WHILE</text:span></text:p>
            <text:p><text:span text:style-name="T15"/></text:p>
            <text:p><text:span text:style-name="T15"><text:s text:c="8"/></text:span><text:span text:style-name="T20">APPEND</text:span><text:span text:style-name="T15"> tmp_sol to population</text:span></text:p>
            <text:p><text:span text:style-name="T19"><text:s text:c="8"/></text:span><text:span text:style-name="T19">f_obj[i] </text:span><text:span text:style-name="T16">&lt;-</text:span><text:span text:style-name="T15"> calculate the objective function value for tmp_sol</text:span></text:p>
            <text:p><text:span text:style-name="T18"><text:s text:c="4"/></text:span><text:span text:style-name="T18">END FOR</text:span></text:p>
            <text:p><text:span text:style-name="T14">END PROCED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Initial <text:line-break/>Population</text:p>
          </draw:text-box>
        </draw:frame>
        <draw:frame draw:style-name="gr19" draw:text-style-name="P24" draw:layer="layout" svg:width="18.337cm" svg:height="19.423cm" svg:x="9.232cm" svg:y="0.389cm">
          <draw:text-box>
            <text:p text:style-name="P23"><text:span text:style-name="T21"><text:s/></text:span><text:span text:style-name="T21">1 <text:s/></text:span><text:span text:style-name="T22">def</text:span><text:span text:style-name="T23"> </text:span><text:span text:style-name="T24">init_population</text:span><text:span text:style-name="T23">(</text:span><text:span text:style-name="T25">self</text:span><text:span text:style-name="T23">):</text:span></text:p>
            <text:p text:style-name="P23"><text:span text:style-name="T21"><text:s/></text:span><text:span text:style-name="T21">2 <text:s/></text:span><text:span text:style-name="T23"><text:s text:c="4"/></text:span><text:span text:style-name="T25">self</text:span><text:span text:style-name="T22">.</text:span><text:span text:style-name="T23">population: List[Solution] </text:span><text:span text:style-name="T22">=</text:span><text:span text:style-name="T23"> []</text:span></text:p>
            <text:p text:style-name="P23"><text:span text:style-name="T21"><text:s/></text:span><text:span text:style-name="T21">3 <text:s/></text:span><text:span text:style-name="T23"><text:s text:c="4"/></text:span><text:span text:style-name="T25">self</text:span><text:span text:style-name="T22">.</text:span><text:span text:style-name="T23">f_obj: List[</text:span><text:span text:style-name="T26">float</text:span><text:span text:style-name="T23">] </text:span><text:span text:style-name="T22">=</text:span><text:span text:style-name="T23"> </text:span><text:span text:style-name="T26">list</text:span><text:span text:style-name="T23">(np</text:span><text:span text:style-name="T22">.</text:span><text:span text:style-name="T23">zeros(</text:span><text:span text:style-name="T25">self</text:span><text:span text:style-name="T22">.</text:span><text:span text:style-name="T23">num_elem))</text:span></text:p>
            <text:p text:style-name="P23"><text:span text:style-name="T21"><text:s/></text:span><text:span text:style-name="T21">4 <text:s/></text:span><text:span text:style-name="T23"><text:s text:c="4"/></text:span><text:span text:style-name="T25">self</text:span><text:span text:style-name="T22">.</text:span><text:span text:style-name="T23">best: Solution </text:span><text:span text:style-name="T22">=</text:span><text:span text:style-name="T23"> </text:span><text:span text:style-name="T22">None</text:span></text:p>
            <text:p text:style-name="P23"><text:span text:style-name="T21"><text:s/></text:span><text:span text:style-name="T21">5 <text:s/></text:span><text:span text:style-name="T23"><text:s text:c="4"/></text:span><text:span text:style-name="T25">self</text:span><text:span text:style-name="T22">.</text:span><text:span text:style-name="T23">best_f: </text:span><text:span text:style-name="T26">float</text:span><text:span text:style-name="T23"> </text:span><text:span text:style-name="T22">=</text:span><text:span text:style-name="T23"> </text:span><text:span text:style-name="T26">float</text:span><text:span text:style-name="T23">(</text:span><text:span text:style-name="T27">'-inf'</text:span><text:span text:style-name="T23">) <text:s/></text:span><text:span text:style-name="T21"># tiny number</text:span></text:p>
            <text:p text:style-name="P23"><text:span text:style-name="T21"><text:s/></text:span><text:span text:style-name="T21">6 <text:s/></text:span><text:span text:style-name="T23"><text:s text:c="4"/></text:span></text:p>
            <text:p text:style-name="P23"><text:span text:style-name="T21"><text:s/></text:span><text:span text:style-name="T21">7 <text:s/></text:span><text:span text:style-name="T23"><text:s text:c="4"/></text:span><text:span text:style-name="T22">for</text:span><text:span text:style-name="T23"> i </text:span><text:span text:style-name="T22">in</text:span><text:span text:style-name="T23"> </text:span><text:span text:style-name="T26">range</text:span><text:span text:style-name="T23">(</text:span><text:span text:style-name="T25">self</text:span><text:span text:style-name="T22">.</text:span><text:span text:style-name="T23">num_elem):</text:span></text:p>
            <text:p text:style-name="P23"><text:span text:style-name="T21"><text:s/></text:span><text:span text:style-name="T21">8 <text:s/></text:span><text:span text:style-name="T23"><text:s text:c="8"/>tmp_sol: Solution </text:span><text:span text:style-name="T22">=</text:span><text:span text:style-name="T23"> np</text:span><text:span text:style-name="T22">.</text:span><text:span text:style-name="T23">zeros(</text:span><text:span text:style-name="T25">self</text:span><text:span text:style-name="T22">.</text:span><text:span text:style-name="T23">num_items)</text:span></text:p>
            <text:p text:style-name="P23"><text:span text:style-name="T21"><text:s/></text:span><text:span text:style-name="T21">9 <text:s/></text:span></text:p>
            <text:p text:style-name="P23"><text:span text:style-name="T21">10 <text:s/></text:span><text:span text:style-name="T23"><text:s text:c="8"/></text:span><text:span text:style-name="T21"># list of indexes (e.g. 1 means df[1])</text:span></text:p>
            <text:p text:style-name="P23"><text:span text:style-name="T21">11 <text:s/></text:span><text:span text:style-name="T23"><text:s text:c="8"/>T: List[</text:span><text:span text:style-name="T26">int</text:span><text:span text:style-name="T23">] </text:span><text:span text:style-name="T22">=</text:span><text:span text:style-name="T23"> </text:span><text:span text:style-name="T26">list</text:span><text:span text:style-name="T23">(</text:span><text:span text:style-name="T26">range</text:span><text:span text:style-name="T23">(</text:span><text:span text:style-name="T25">self</text:span><text:span text:style-name="T22">.</text:span><text:span text:style-name="T23">num_items))</text:span></text:p>
            <text:p text:style-name="P23"><text:span text:style-name="T21">12 <text:s/></text:span></text:p>
            <text:p text:style-name="P23"><text:span text:style-name="T21">13 <text:s/></text:span><text:span text:style-name="T23"><text:s text:c="8"/></text:span><text:span text:style-name="T21"># temporary actual constrints sum</text:span></text:p>
            <text:p text:style-name="P23"><text:span text:style-name="T21">14 <text:s/></text:span><text:span text:style-name="T23"><text:s text:c="8"/>R </text:span><text:span text:style-name="T22">=</text:span><text:span text:style-name="T23"> np</text:span><text:span text:style-name="T22">.</text:span><text:span text:style-name="T23">zeros(</text:span><text:span text:style-name="T26">len</text:span><text:span text:style-name="T23">(</text:span><text:span text:style-name="T25">self</text:span><text:span text:style-name="T22">.</text:span><text:span text:style-name="T23">problem</text:span><text:span text:style-name="T22">.</text:span><text:span text:style-name="T23">W))</text:span></text:p>
            <text:p text:style-name="P23"><text:span text:style-name="T21">15 <text:s/></text:span></text:p>
            <text:p text:style-name="P23"><text:span text:style-name="T21">16 <text:s/></text:span><text:span text:style-name="T23"><text:s text:c="8"/></text:span><text:span text:style-name="T21"># randomly extract an item</text:span></text:p>
            <text:p text:style-name="P23"><text:span text:style-name="T21">17 <text:s/></text:span><text:span text:style-name="T23"><text:s text:c="8"/>j </text:span><text:span text:style-name="T22">=</text:span><text:span text:style-name="T23"> T</text:span><text:span text:style-name="T22">.</text:span><text:span text:style-name="T23">pop(random</text:span><text:span text:style-name="T22">.</text:span><text:span text:style-name="T23">randint(</text:span><text:span text:style-name="T28">0</text:span><text:span text:style-name="T23">, </text:span><text:span text:style-name="T26">len</text:span><text:span text:style-name="T23">(T) </text:span><text:span text:style-name="T22">-</text:span><text:span text:style-name="T23"> </text:span><text:span text:style-name="T28">1</text:span><text:span text:style-name="T23">))</text:span></text:p>
            <text:p text:style-name="P23"><text:span text:style-name="T21">18 <text:s/></text:span><text:span text:style-name="T23"><text:s text:c="8"/>item </text:span><text:span text:style-name="T22">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loc[:, 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columns </text:span><text:span text:style-name="T22">!=</text:span></text:p>
            <text:p text:style-name="P23"><text:span text:style-name="T21">19 <text:s/></text:span><text:span text:style-name="T23"><text:s text:c="38"/></text:span><text:span text:style-name="T27">'Value'</text:span><text:span text:style-name="T23">]</text:span><text:span text:style-name="T22">.</text:span><text:span text:style-name="T23">loc[j]</text:span><text:span text:style-name="T22">.</text:span><text:span text:style-name="T23">to_numpy()</text:span></text:p>
            <text:p text:style-name="P23"><text:span text:style-name="T21">20 <text:s/></text:span></text:p>
            <text:p text:style-name="P23"><text:span text:style-name="T21">21 <text:s/></text:span><text:span text:style-name="T23"><text:s text:c="8"/></text:span><text:span text:style-name="T21"># try to add extracted item, then extract a new one and so on</text:span></text:p>
            <text:p text:style-name="P23"><text:span text:style-name="T21">22 <text:s/></text:span><text:span text:style-name="T23"><text:s text:c="8"/></text:span><text:span text:style-name="T22">while</text:span><text:span text:style-name="T23"> </text:span><text:span text:style-name="T26">all</text:span><text:span text:style-name="T23">(R </text:span><text:span text:style-name="T22">+</text:span><text:span text:style-name="T23"> item </text:span><text:span text:style-name="T22">&lt;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W):</text:span></text:p>
            <text:p text:style-name="P23"><text:span text:style-name="T21">23 <text:s/></text:span><text:span text:style-name="T23"><text:s text:c="12"/>tmp_sol[j] </text:span><text:span text:style-name="T22">=</text:span><text:span text:style-name="T23"> </text:span><text:span text:style-name="T28">1</text:span></text:p>
            <text:p text:style-name="P23"><text:span text:style-name="T21">24 <text:s/></text:span></text:p>
            <text:p text:style-name="P23"><text:span text:style-name="T21">25 <text:s/></text:span><text:span text:style-name="T23"><text:s text:c="12"/>R </text:span><text:span text:style-name="T22">=</text:span><text:span text:style-name="T23"> R </text:span><text:span text:style-name="T22">+</text:span><text:span text:style-name="T23"> item</text:span></text:p>
            <text:p text:style-name="P23"><text:span text:style-name="T21">26 <text:s/></text:span></text:p>
            <text:p text:style-name="P23"><text:span text:style-name="T21">27 <text:s/></text:span><text:span text:style-name="T23"><text:s text:c="12"/></text:span><text:span text:style-name="T21"># no more items left, continue to new solution</text:span></text:p>
            <text:p text:style-name="P23"><text:span text:style-name="T21">28 <text:s/></text:span><text:span text:style-name="T23"><text:s text:c="12"/></text:span><text:span text:style-name="T22">if</text:span><text:span text:style-name="T23"> </text:span><text:span text:style-name="T26">len</text:span><text:span text:style-name="T23">(T) </text:span><text:span text:style-name="T22">&lt;=</text:span><text:span text:style-name="T23"> </text:span><text:span text:style-name="T28">0</text:span><text:span text:style-name="T23">:</text:span></text:p>
            <text:p text:style-name="P23"><text:span text:style-name="T21">29 <text:s/></text:span><text:span text:style-name="T23"><text:s text:c="16"/></text:span><text:span text:style-name="T22">break</text:span></text:p>
            <text:p text:style-name="P23"><text:span text:style-name="T21">30 <text:s/></text:span></text:p>
            <text:p text:style-name="P23"><text:span text:style-name="T21">31 <text:s/></text:span><text:span text:style-name="T23"><text:s text:c="12"/>j </text:span><text:span text:style-name="T22">=</text:span><text:span text:style-name="T23"> T</text:span><text:span text:style-name="T22">.</text:span><text:span text:style-name="T23">pop(random</text:span><text:span text:style-name="T22">.</text:span><text:span text:style-name="T23">randrange(</text:span><text:span text:style-name="T26">len</text:span><text:span text:style-name="T23">(T)))</text:span></text:p>
            <text:p text:style-name="P23"><text:span text:style-name="T21">32 <text:s/></text:span><text:span text:style-name="T23"><text:s text:c="12"/>item </text:span><text:span text:style-name="T22">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loc[:, 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columns </text:span><text:span text:style-name="T22">!=</text:span></text:p>
            <text:p text:style-name="P23"><text:span text:style-name="T21">33 <text:s/></text:span><text:span text:style-name="T23"><text:s text:c="42"/></text:span><text:span text:style-name="T27">'Value'</text:span><text:span text:style-name="T23">]</text:span><text:span text:style-name="T22">.</text:span><text:span text:style-name="T23">loc[j]</text:span><text:span text:style-name="T22">.</text:span><text:span text:style-name="T23">to_numpy()</text:span></text:p>
            <text:p text:style-name="P23"><text:span text:style-name="T21">34 <text:s/></text:span></text:p>
            <text:p text:style-name="P23"><text:span text:style-name="T21">35 <text:s/></text:span><text:span text:style-name="T23"><text:s text:c="4"/></text:span><text:span text:style-name="T25">self</text:span><text:span text:style-name="T22">.</text:span><text:span text:style-name="T23">population</text:span><text:span text:style-name="T22">.</text:span><text:span text:style-name="T23">append(tmp_sol)</text:span></text:p>
            <text:p text:style-name="P23"><text:span text:style-name="T21">36 <text:s/></text:span><text:span text:style-name="T23"><text:s text:c="4"/></text:span><text:span text:style-name="T25">self</text:span><text:span text:style-name="T22">.</text:span><text:span text:style-name="T23">f_obj[i] </text:span><text:span text:style-name="T22">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objective_function(tmp_sol)</text:span></text:p>
            <text:p text:style-name="P23"><text:span text:style-name="T21">37 <text:s/></text:span><text:span text:style-name="T23"><text:s text:c="4"/></text:span><text:span text:style-name="T25">self</text:span><text:span text:style-name="T22">.</text:span><text:span text:style-name="T23">update_best(tmp_sol, </text:span><text:span text:style-name="T25">self</text:span><text:span text:style-name="T22">.</text:span><text:span text:style-name="T23">f_obj[i], </text:span><text:span text:style-name="T28">0</text:span><text:span text:style-name="T23">)</text:span></text:p>
            <text:p text:style-name="P23"><text:span text:style-name="T21">38 <text:s/></text:span></text:p>
            <text:p text:style-name="P23"><text:span text:style-name="T21">39 <text:s/></text:span></text:p>
            <text:p text:style-name="P23"><text:span text:style-name="T21">40 <text:s/></text:span></text:p>
            <text:p text:style-name="P23"><text:span text:style-name="T21">41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Mating Pool <text:line-break/>Selection</text:p>
          </draw:text-box>
        </draw:frame>
        <draw:frame draw:style-name="gr19" draw:text-style-name="P24" draw:layer="layout" svg:width="18.337cm" svg:height="19.423cm" svg:x="9.232cm" svg:y="0.389cm">
          <draw:text-box>
            <text:p text:style-name="P23"><text:span text:style-name="T21"><text:s/></text:span><text:span text:style-name="T21">1 <text:s/></text:span><text:span text:style-name="T22">def</text:span><text:span text:style-name="T23"> </text:span><text:span text:style-name="T24">select_mating_pool</text:span><text:span text:style-name="T23">(</text:span><text:span text:style-name="T25">self</text:span><text:span text:style-name="T23">) </text:span><text:span text:style-name="T22">-&gt;</text:span><text:span text:style-name="T23"> List[Tuple[Solution, Solution]]:</text:span></text:p>
            <text:p text:style-name="P23"><text:span text:style-name="T21"><text:s/></text:span><text:span text:style-name="T21">2 <text:s/></text:span><text:span text:style-name="T23"><text:s text:c="4"/></text:span></text:p>
            <text:p text:style-name="P23"><text:span text:style-name="T21"><text:s/></text:span><text:span text:style-name="T21">3 <text:s/></text:span><text:span text:style-name="T23"><text:s text:c="4"/></text:span><text:span text:style-name="T22">def</text:span><text:span text:style-name="T23"> </text:span><text:span text:style-name="T24">tournament</text:span><text:span text:style-name="T23">(k: </text:span><text:span text:style-name="T26">int</text:span><text:span text:style-name="T23"> </text:span><text:span text:style-name="T22">=</text:span><text:span text:style-name="T23"> </text:span><text:span text:style-name="T28">5</text:span><text:span text:style-name="T23">) </text:span><text:span text:style-name="T22">-&gt;</text:span><text:span text:style-name="T23"> Solution:</text:span></text:p>
            <text:p text:style-name="P23"><text:span text:style-name="T21"><text:s/></text:span><text:span text:style-name="T21">4 <text:s/></text:span><text:span text:style-name="T23"><text:s text:c="8"/>random_select_solutions </text:span><text:span text:style-name="T22">=</text:span><text:span text:style-name="T23"> [</text:span></text:p>
            <text:p text:style-name="P23"><text:span text:style-name="T21"><text:s/></text:span><text:span text:style-name="T21">5 <text:s/></text:span><text:span text:style-name="T23"><text:s text:c="16"/>random</text:span><text:span text:style-name="T22">.</text:span><text:span text:style-name="T23">randint(</text:span><text:span text:style-name="T28">0</text:span><text:span text:style-name="T23">, </text:span></text:p>
            <text:p text:style-name="P23"><text:span text:style-name="T21"><text:s/></text:span><text:span text:style-name="T21">6 <text:s/></text:span><text:span text:style-name="T23"><text:s text:c="23"/></text:span><text:span text:style-name="T26">len</text:span><text:span text:style-name="T23">(</text:span><text:span text:style-name="T25">self</text:span><text:span text:style-name="T22">.</text:span><text:span text:style-name="T23">population) </text:span><text:span text:style-name="T22">-</text:span><text:span text:style-name="T23"> </text:span><text:span text:style-name="T28">1</text:span><text:span text:style-name="T23">) </text:span><text:span text:style-name="T22">for</text:span><text:span text:style-name="T23"> _ </text:span><text:span text:style-name="T22">in</text:span><text:span text:style-name="T23"> </text:span><text:span text:style-name="T26">range</text:span><text:span text:style-name="T23">(k)</text:span></text:p>
            <text:p text:style-name="P23"><text:span text:style-name="T21"><text:s/></text:span><text:span text:style-name="T21">7 <text:s/></text:span><text:span text:style-name="T23"><text:s text:c="13"/>]</text:span></text:p>
            <text:p text:style-name="P23"><text:span text:style-name="T21"><text:s/></text:span><text:span text:style-name="T21">8 <text:s/></text:span><text:span text:style-name="T23"><text:s/></text:span></text:p>
            <text:p text:style-name="P23"><text:span text:style-name="T21"><text:s/></text:span><text:span text:style-name="T21">9 <text:s/></text:span><text:span text:style-name="T23"><text:s text:c="8"/></text:span><text:span text:style-name="T21"># generate a dictioray {solution index : solution fitness}</text:span></text:p>
            <text:p text:style-name="P23"><text:span text:style-name="T21">10 <text:s/></text:span><text:span text:style-name="T23"><text:s text:c="8"/></text:span><text:span text:style-name="T21"># e.g. solution 1/16 has fitness vale of 287</text:span></text:p>
            <text:p text:style-name="P23"><text:span text:style-name="T21">11 <text:s/></text:span><text:span text:style-name="T23"><text:s text:c="8"/>selected_objectivefunctions </text:span><text:span text:style-name="T22">=</text:span><text:span text:style-name="T23"> {</text:span></text:p>
            <text:p text:style-name="P23"><text:span text:style-name="T21">12 <text:s/></text:span><text:span text:style-name="T23"><text:s text:c="12"/>i: </text:span><text:span text:style-name="T25">self</text:span><text:span text:style-name="T22">.</text:span><text:span text:style-name="T23">f_obj[i]</text:span></text:p>
            <text:p text:style-name="P23"><text:span text:style-name="T21">13 <text:s/></text:span><text:span text:style-name="T23"><text:s text:c="17"/></text:span><text:span text:style-name="T22">for</text:span><text:span text:style-name="T23"> i </text:span><text:span text:style-name="T22">in</text:span><text:span text:style-name="T23"> random_select_solutions</text:span></text:p>
            <text:p text:style-name="P23"><text:span text:style-name="T21">14 <text:s/></text:span><text:span text:style-name="T23"><text:s text:c="8"/>}</text:span></text:p>
            <text:p text:style-name="P23"><text:span text:style-name="T21">15 <text:s/></text:span><text:span text:style-name="T23"><text:s/></text:span></text:p>
            <text:p text:style-name="P23"><text:span text:style-name="T21">16 <text:s/></text:span><text:span text:style-name="T23"><text:s text:c="8"/></text:span><text:span text:style-name="T21"># find solution index with max fitless value</text:span></text:p>
            <text:p text:style-name="P23"><text:span text:style-name="T21">17 <text:s/></text:span><text:span text:style-name="T23"><text:s text:c="8"/></text:span><text:span text:style-name="T21"># e.g. solution 3/16 has the max fintess value</text:span></text:p>
            <text:p text:style-name="P23"><text:span text:style-name="T21">18 <text:s/></text:span><text:span text:style-name="T23"><text:s text:c="8"/>max_index </text:span><text:span text:style-name="T22">=</text:span><text:span text:style-name="T23"> </text:span><text:span text:style-name="T26">max</text:span><text:span text:style-name="T23">(selected_objectivefunctions,</text:span></text:p>
            <text:p text:style-name="P23"><text:span text:style-name="T21">19 <text:s/></text:span><text:span text:style-name="T23"><text:s text:c="25"/>key</text:span><text:span text:style-name="T22">=</text:span><text:span text:style-name="T23">selected_objectivefunctions</text:span><text:span text:style-name="T22">.</text:span><text:span text:style-name="T23">get)</text:span></text:p>
            <text:p text:style-name="P23"><text:span text:style-name="T21">20 <text:s/></text:span><text:span text:style-name="T23"><text:s/></text:span></text:p>
            <text:p text:style-name="P23"><text:span text:style-name="T21">21 <text:s/></text:span><text:span text:style-name="T23"><text:s text:c="8"/></text:span><text:span text:style-name="T22">return</text:span><text:span text:style-name="T23"> </text:span><text:span text:style-name="T25">self</text:span><text:span text:style-name="T22">.</text:span><text:span text:style-name="T23">population[max_index]</text:span></text:p>
            <text:p text:style-name="P23"><text:span text:style-name="T21">22 <text:s/></text:span><text:span text:style-name="T23"><text:s/></text:span></text:p>
            <text:p text:style-name="P23"><text:span text:style-name="T21">23 <text:s/></text:span><text:span text:style-name="T23"><text:s text:c="4"/>mating_pool </text:span><text:span text:style-name="T22">=</text:span><text:span text:style-name="T23"> []</text:span></text:p>
            <text:p text:style-name="P23"><text:span text:style-name="T21">24 <text:s/></text:span><text:span text:style-name="T23"><text:s/></text:span></text:p>
            <text:p text:style-name="P23"><text:span text:style-name="T21">25 <text:s/></text:span><text:span text:style-name="T23"><text:s text:c="4"/></text:span><text:span text:style-name="T22">for</text:span><text:span text:style-name="T23"> i </text:span><text:span text:style-name="T22">in</text:span><text:span text:style-name="T23"> </text:span><text:span text:style-name="T26">range</text:span><text:span text:style-name="T23">(</text:span><text:span text:style-name="T26">len</text:span><text:span text:style-name="T23">(</text:span><text:span text:style-name="T25">self</text:span><text:span text:style-name="T22">.</text:span><text:span text:style-name="T23">population) </text:span><text:span text:style-name="T22">//</text:span><text:span text:style-name="T23"> </text:span><text:span text:style-name="T28">2</text:span><text:span text:style-name="T23">):</text:span></text:p>
            <text:p text:style-name="P23"><text:span text:style-name="T21">26 <text:s/></text:span><text:span text:style-name="T23"><text:s text:c="8"/>c1 </text:span><text:span text:style-name="T22">=</text:span><text:span text:style-name="T23"> tournament()</text:span></text:p>
            <text:p text:style-name="P23"><text:span text:style-name="T21">27 <text:s/></text:span><text:span text:style-name="T23"><text:s text:c="8"/>c2 </text:span><text:span text:style-name="T22">=</text:span><text:span text:style-name="T23"> tournament()</text:span></text:p>
            <text:p text:style-name="P23"><text:span text:style-name="T21">28 <text:s/></text:span><text:span text:style-name="T23"><text:s text:c="8"/>mating_pool</text:span><text:span text:style-name="T22">.</text:span><text:span text:style-name="T23">append((</text:span></text:p>
            <text:p text:style-name="P23"><text:span text:style-name="T21">29 <text:s/></text:span><text:span text:style-name="T23"><text:s text:c="17"/>c1,</text:span></text:p>
            <text:p text:style-name="P23"><text:span text:style-name="T21">30 <text:s/></text:span><text:span text:style-name="T23"><text:s text:c="17"/>c2,</text:span></text:p>
            <text:p text:style-name="P23"><text:span text:style-name="T21">31 <text:s/></text:span><text:span text:style-name="T23"><text:s text:c="8"/>))</text:span></text:p>
            <text:p text:style-name="P23"><text:span text:style-name="T21">32 <text:s/></text:span><text:span text:style-name="T23"><text:s/></text:span></text:p>
            <text:p text:style-name="P23"><text:span text:style-name="T21">33 <text:s/></text:span><text:span text:style-name="T23"><text:s text:c="4"/></text:span><text:span text:style-name="T22">return</text:span><text:span text:style-name="T23"> mating_pool</text:span></text:p>
            <text:p text:style-name="P23"><text:span text:style-name="T21">34 <text:s/></text:span><text:span text:style-name="T23"><text:s/></text:span></text:p>
            <text:p text:style-name="P23"><text:span text:style-name="T21">35 <text:s/></text:span></text:p>
            <text:p text:style-name="P23"><text:span text:style-name="T21">36 <text:s/></text:span></text:p>
            <text:p text:style-name="P23"><text:span text:style-name="T21">37 <text:s/></text:span></text:p>
            <text:p text:style-name="P23"><text:span text:style-name="T21">38 <text:s/></text:span></text:p>
            <text:p text:style-name="P23"><text:span text:style-name="T21">39 <text:s/></text:span></text:p>
            <text:p text:style-name="P23"><text:span text:style-name="T21">40 <text:s/></text:span></text:p>
            <text:p text:style-name="P23"><text:span text:style-name="T21">41 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Crossover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 text:style-name="P23"><text:span text:style-name="T21"><text:s/></text:span><text:span text:style-name="T21">1 <text:s/></text:span><text:span text:style-name="T22">def</text:span><text:span text:style-name="T23"> </text:span><text:span text:style-name="T24">do_crossover</text:span><text:span text:style-name="T23">(</text:span><text:span text:style-name="T25">self</text:span><text:span text:style-name="T23">, mating_pool: List[Tuple[Solution,Solution]])</text:span></text:p>
            <text:p text:style-name="P23"><text:span text:style-name="T21"><text:s/></text:span><text:span text:style-name="T21">2 <text:s/></text:span><text:span text:style-name="T23"><text:s text:c="54"/></text:span><text:span text:style-name="T22">-&gt;</text:span><text:span text:style-name="T23"> List[Solution]:</text:span></text:p>
            <text:p text:style-name="P23"><text:span text:style-name="T21"><text:s/></text:span><text:span text:style-name="T21">3 <text:s/></text:span></text:p>
            <text:p text:style-name="P23"><text:span text:style-name="T21"><text:s/></text:span><text:span text:style-name="T21">4 <text:s/></text:span><text:span text:style-name="T23"><text:s text:c="4"/></text:span><text:span text:style-name="T22">def</text:span><text:span text:style-name="T23"> </text:span><text:span text:style-name="T24">uniform_crossover_operator</text:span><text:span text:style-name="T23">(s1: Solution, s2: Solution) </text:span></text:p>
            <text:p text:style-name="P23"><text:span text:style-name="T21"><text:s/></text:span><text:span text:style-name="T21">5 <text:s/></text:span><text:span text:style-name="T23"><text:s text:c="54"/></text:span><text:span text:style-name="T22">-&gt;</text:span><text:span text:style-name="T23"> Solution:</text:span></text:p>
            <text:p text:style-name="P23"><text:span text:style-name="T21"><text:s/></text:span><text:span text:style-name="T21">6 <text:s/></text:span><text:span text:style-name="T23"><text:s text:c="8"/></text:span><text:span text:style-name="T27">'''</text:span></text:p>
            <text:p text:style-name="P23"><text:span text:style-name="T21"><text:s/></text:span><text:span text:style-name="T21">7 <text:s/></text:span><text:span text:style-name="T27"><text:s text:c="8"/>From parents (s1 and s2) generate only 1 child (c) using</text:span></text:p>
            <text:p text:style-name="P23"><text:span text:style-name="T21"><text:s/></text:span><text:span text:style-name="T21">8 <text:s/></text:span><text:span text:style-name="T27"><text:s text:c="8"/>a random probability to choose a chromosome from s1 or s2</text:span></text:p>
            <text:p text:style-name="P23"><text:span text:style-name="T21"><text:s/></text:span><text:span text:style-name="T21">9 <text:s/></text:span><text:span text:style-name="T27"><text:s text:c="8"/>'''</text:span></text:p>
            <text:p text:style-name="P23"><text:span text:style-name="T21">10 <text:s/></text:span><text:span text:style-name="T23"><text:s text:c="8"/>c </text:span><text:span text:style-name="T22">=</text:span><text:span text:style-name="T23"> np</text:span><text:span text:style-name="T22">.</text:span><text:span text:style-name="T23">zeros(</text:span><text:span text:style-name="T26">len</text:span><text:span text:style-name="T23">(s1))</text:span></text:p>
            <text:p text:style-name="P23"><text:span text:style-name="T21">11 <text:s/></text:span></text:p>
            <text:p text:style-name="P23"><text:span text:style-name="T21">12 <text:s/></text:span><text:span text:style-name="T23"><text:s text:c="8"/></text:span><text:span text:style-name="T22">for</text:span><text:span text:style-name="T23"> i </text:span><text:span text:style-name="T22">in</text:span><text:span text:style-name="T23"> </text:span><text:span text:style-name="T26">range</text:span><text:span text:style-name="T23">(</text:span><text:span text:style-name="T26">len</text:span><text:span text:style-name="T23">(s1)):</text:span></text:p>
            <text:p text:style-name="P23"><text:span text:style-name="T21">13 <text:s/></text:span><text:span text:style-name="T23"><text:s text:c="12"/></text:span><text:span text:style-name="T21"># random True or False.</text:span></text:p>
            <text:p text:style-name="P23"><text:span text:style-name="T21">14 <text:s/></text:span><text:span text:style-name="T23"><text:s text:c="12"/></text:span><text:span text:style-name="T21"># faster than `random.choice([True, False])`</text:span></text:p>
            <text:p text:style-name="P23"><text:span text:style-name="T21">15 <text:s/></text:span><text:span text:style-name="T23"><text:s text:c="12"/>c[i] </text:span><text:span text:style-name="T22">=</text:span><text:span text:style-name="T23"> s1[i] </text:span><text:span text:style-name="T22">if</text:span><text:span text:style-name="T23"> </text:span><text:span text:style-name="T26">bool</text:span><text:span text:style-name="T23">(random</text:span><text:span text:style-name="T22">.</text:span><text:span text:style-name="T23">getrandbits(</text:span><text:span text:style-name="T28">1</text:span><text:span text:style-name="T23">)) </text:span><text:span text:style-name="T22">else</text:span><text:span text:style-name="T23"> s2[i]</text:span></text:p>
            <text:p text:style-name="P23"><text:span text:style-name="T21">16 <text:s/></text:span></text:p>
            <text:p text:style-name="P23"><text:span text:style-name="T21">17 <text:s/></text:span><text:span text:style-name="T23"><text:s text:c="8"/></text:span><text:span text:style-name="T22">return</text:span><text:span text:style-name="T23"> c</text:span></text:p>
            <text:p text:style-name="P23"><text:span text:style-name="T21">18 <text:s/></text:span></text:p>
            <text:p text:style-name="P23"><text:span text:style-name="T21">19 <text:s/></text:span><text:span text:style-name="T23"><text:s text:c="4"/>children </text:span><text:span text:style-name="T22">=</text:span><text:span text:style-name="T23"> []</text:span></text:p>
            <text:p text:style-name="P23"><text:span text:style-name="T21">20 <text:s/></text:span></text:p>
            <text:p text:style-name="P23"><text:span text:style-name="T21">21 <text:s/></text:span><text:span text:style-name="T23"><text:s text:c="4"/></text:span><text:span text:style-name="T22">for</text:span><text:span text:style-name="T23"> s1, s2 </text:span><text:span text:style-name="T22">in</text:span><text:span text:style-name="T23"> mating_pool:</text:span></text:p>
            <text:p text:style-name="P23"><text:span text:style-name="T21">22 <text:s/></text:span><text:span text:style-name="T23"><text:s text:c="8"/></text:span><text:span text:style-name="T22">if</text:span><text:span text:style-name="T23"> random</text:span><text:span text:style-name="T22">.</text:span><text:span text:style-name="T23">random() </text:span><text:span text:style-name="T22">&lt;</text:span><text:span text:style-name="T23"> </text:span><text:span text:style-name="T25">self</text:span><text:span text:style-name="T22">.</text:span><text:span text:style-name="T23">pcross:</text:span></text:p>
            <text:p text:style-name="P23"><text:span text:style-name="T21">23 <text:s/></text:span><text:span text:style-name="T23"><text:s text:c="12"/>c </text:span><text:span text:style-name="T22">=</text:span><text:span text:style-name="T23"> uniform_crossover_operator(s1, s2)</text:span></text:p>
            <text:p text:style-name="P23"><text:span text:style-name="T21">24 <text:s/></text:span><text:span text:style-name="T23"><text:s text:c="12"/>children</text:span><text:span text:style-name="T22">.</text:span><text:span text:style-name="T23">append(c)</text:span></text:p>
            <text:p text:style-name="P23"><text:span text:style-name="T21">25 <text:s/></text:span></text:p>
            <text:p text:style-name="P23"><text:span text:style-name="T21">26 <text:s/></text:span><text:span text:style-name="T23"><text:s text:c="12"/></text:span><text:span text:style-name="T22">continue</text:span></text:p>
            <text:p text:style-name="P23"><text:span text:style-name="T21">27 <text:s/></text:span></text:p>
            <text:p text:style-name="P23"><text:span text:style-name="T21">28 <text:s/></text:span><text:span text:style-name="T23"><text:s text:c="8"/>children</text:span><text:span text:style-name="T22">.</text:span><text:span text:style-name="T23">append(s1)</text:span></text:p>
            <text:p text:style-name="P23"><text:span text:style-name="T21">29 <text:s/></text:span><text:span text:style-name="T23"><text:s text:c="8"/>children</text:span><text:span text:style-name="T22">.</text:span><text:span text:style-name="T23">append(s2)</text:span></text:p>
            <text:p text:style-name="P23"><text:span text:style-name="T21">30 <text:s/></text:span></text:p>
            <text:p text:style-name="P23"><text:span text:style-name="T21">31 <text:s/></text:span><text:span text:style-name="T23"><text:s text:c="4"/></text:span><text:span text:style-name="T22">return</text:span><text:span text:style-name="T23"> children</text:span></text:p>
            <text:p text:style-name="P23"><text:span text:style-name="T21">32 <text:s/></text:span></text:p>
            <text:p text:style-name="P23"><text:span text:style-name="T21">33 <text:s/></text:span></text:p>
            <text:p text:style-name="P23"><text:span text:style-name="T21">34 <text:s/></text:span></text:p>
            <text:p text:style-name="P23"><text:span text:style-name="T21">35 <text:s/></text:span></text:p>
            <text:p text:style-name="P23"><text:span text:style-name="T21">36 <text:s/></text:span></text:p>
            <text:p text:style-name="P23"><text:span text:style-name="T21">37 <text:s/></text:span></text:p>
            <text:p text:style-name="P23"><text:span text:style-name="T21">38 <text:s/></text:span></text:p>
            <text:p text:style-name="P23"><text:span text:style-name="T21">39 <text:s/></text:span></text:p>
            <text:p text:style-name="P23"><text:span text:style-name="T21">40 <text:s/></text:span></text:p>
            <text:p text:style-name="P23"><text:span text:style-name="T21">41 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Mutation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 text:style-name="P23"><text:span text:style-name="T21"><text:s/></text:span><text:span text:style-name="T21">1 <text:s/></text:span><text:span text:style-name="T23"><text:s/></text:span><text:span text:style-name="T22">def</text:span><text:span text:style-name="T23"> </text:span><text:span text:style-name="T24">do_mutation</text:span><text:span text:style-name="T23">(</text:span><text:span text:style-name="T25">self</text:span><text:span text:style-name="T23">, children: List[Solution]):</text:span></text:p>
            <text:p text:style-name="P23"><text:span text:style-name="T21"><text:s/></text:span><text:span text:style-name="T21">2 <text:s/></text:span><text:span text:style-name="T23"><text:s text:c="5"/></text:span><text:span text:style-name="T27">'''</text:span></text:p>
            <text:p text:style-name="P23"><text:span text:style-name="T21"><text:s/></text:span><text:span text:style-name="T21">3 <text:s/></text:span><text:span text:style-name="T27"><text:s text:c="5"/>Randomly flip bits according to pmut probability</text:span></text:p>
            <text:p text:style-name="P23"><text:span text:style-name="T21"><text:s/></text:span><text:span text:style-name="T21">4 <text:s/></text:span><text:span text:style-name="T27"><text:s text:c="5"/>'''</text:span></text:p>
            <text:p text:style-name="P23"><text:span text:style-name="T21"><text:s/></text:span><text:span text:style-name="T21">5 <text:s/></text:span><text:span text:style-name="T23"><text:s text:c="5"/></text:span><text:span text:style-name="T22">for</text:span><text:span text:style-name="T23"> child </text:span><text:span text:style-name="T22">in</text:span><text:span text:style-name="T23"> children:</text:span></text:p>
            <text:p text:style-name="P23"><text:span text:style-name="T21"><text:s/></text:span><text:span text:style-name="T21">6 <text:s/></text:span><text:span text:style-name="T23"><text:s text:c="9"/></text:span><text:span text:style-name="T22">for</text:span><text:span text:style-name="T23"> i </text:span><text:span text:style-name="T22">in</text:span><text:span text:style-name="T23"> </text:span><text:span text:style-name="T26">range</text:span><text:span text:style-name="T23">(</text:span><text:span text:style-name="T26">len</text:span><text:span text:style-name="T23">(child)):</text:span></text:p>
            <text:p text:style-name="P23"><text:span text:style-name="T21"><text:s/></text:span><text:span text:style-name="T21">7 <text:s/></text:span><text:span text:style-name="T23"><text:s text:c="13"/></text:span><text:span text:style-name="T22">if</text:span><text:span text:style-name="T23"> random</text:span><text:span text:style-name="T22">.</text:span><text:span text:style-name="T23">random() </text:span><text:span text:style-name="T22">&lt;</text:span><text:span text:style-name="T23"> </text:span><text:span text:style-name="T25">self</text:span><text:span text:style-name="T22">.</text:span><text:span text:style-name="T23">pmut:</text:span></text:p>
            <text:p text:style-name="P23"><text:span text:style-name="T21"><text:s/></text:span><text:span text:style-name="T21">8 <text:s/></text:span><text:span text:style-name="T23"><text:s text:c="21"/>child[i] </text:span><text:span text:style-name="T22">=</text:span><text:span text:style-name="T23"> </text:span><text:span text:style-name="T26">int</text:span><text:span text:style-name="T23">(</text:span><text:span text:style-name="T22">not</text:span><text:span text:style-name="T23"> child[i])</text:span></text:p>
            <text:p text:style-name="P23"><text:span text:style-name="T21"><text:s/></text:span><text:span text:style-name="T21">9 <text:s/></text:span><text:span text:style-name="T23"><text:s/></text:span></text:p>
            <text:p text:style-name="P23"><text:span text:style-name="T21">10</text:span></text:p>
            <text:p text:style-name="P23"><text:span text:style-name="T21">11 <text:s/></text:span><text:span text:style-name="T23"><text:s/></text:span></text:p>
            <text:p text:style-name="P23"><text:span text:style-name="T21">12 <text:s/></text:span></text:p>
            <text:p text:style-name="P23"><text:span text:style-name="T21">13 <text:s/></text:span></text:p>
            <text:p text:style-name="P23"><text:span text:style-name="T21">14 <text:s/></text:span></text:p>
            <text:p text:style-name="P23"><text:span text:style-name="T21">15 <text:s/></text:span></text:p>
            <text:p text:style-name="P23"><text:span text:style-name="T21">16 <text:s/></text:span></text:p>
            <text:p text:style-name="P23"><text:span text:style-name="T21">17 <text:s/></text:span></text:p>
            <text:p text:style-name="P23"><text:span text:style-name="T21">18 <text:s/></text:span></text:p>
            <text:p text:style-name="P23"><text:span text:style-name="T21">19 <text:s/></text:span></text:p>
            <text:p text:style-name="P23"><text:span text:style-name="T21">20 <text:s/></text:span></text:p>
            <text:p text:style-name="P23"><text:span text:style-name="T21">21 <text:s/></text:span></text:p>
            <text:p text:style-name="P23"><text:span text:style-name="T21">22 <text:s/></text:span></text:p>
            <text:p text:style-name="P23"><text:span text:style-name="T21">23 <text:s/></text:span></text:p>
            <text:p text:style-name="P23"><text:span text:style-name="T21">24 <text:s/></text:span></text:p>
            <text:p text:style-name="P23"><text:span text:style-name="T21">25 <text:s/></text:span></text:p>
            <text:p text:style-name="P23"><text:span text:style-name="T21">26 <text:s/></text:span></text:p>
            <text:p text:style-name="P23"><text:span text:style-name="T21">27 <text:s/></text:span></text:p>
            <text:p text:style-name="P23"><text:span text:style-name="T21">28 <text:s/></text:span></text:p>
            <text:p text:style-name="P23"><text:span text:style-name="T21">29 <text:s/></text:span></text:p>
            <text:p text:style-name="P23"><text:span text:style-name="T21">30 <text:s/></text:span></text:p>
            <text:p text:style-name="P23"><text:span text:style-name="T21">31 <text:s/></text:span></text:p>
            <text:p text:style-name="P23"><text:span text:style-name="T21">32 <text:s/></text:span></text:p>
            <text:p text:style-name="P23"><text:span text:style-name="T21">33 <text:s/></text:span></text:p>
            <text:p text:style-name="P23"><text:span text:style-name="T21">34 <text:s/></text:span></text:p>
            <text:p text:style-name="P23"><text:span text:style-name="T21">35 <text:s/></text:span></text:p>
            <text:p text:style-name="P23"><text:span text:style-name="T21">36 <text:s/></text:span></text:p>
            <text:p text:style-name="P23"><text:span text:style-name="T21">37 <text:s/></text:span></text:p>
            <text:p text:style-name="P23"><text:span text:style-name="T21">38 <text:s/></text:span></text:p>
            <text:p text:style-name="P23"><text:span text:style-name="T21">39 <text:s/></text:span></text:p>
            <text:p text:style-name="P23"><text:span text:style-name="T21">40 <text:s/></text:span></text:p>
            <text:p text:style-name="P23"><text:span text:style-name="T21">41 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1cm" presentation:class="title" presentation:user-transformed="true">
          <draw:text-box>
            <text:p text:style-name="P1">Repair<text:line-break/>Operator</text:p>
          </draw:text-box>
        </draw:frame>
        <draw:frame draw:style-name="gr19" draw:text-style-name="P24" draw:layer="layout" svg:width="18.337cm" svg:height="19.423cm" svg:x="9.232cm" svg:y="0.389cm">
          <draw:text-box>
            <text:p text:style-name="P23"><text:span text:style-name="T21"><text:s/></text:span><text:span text:style-name="T21">1 <text:s/></text:span><text:span text:style-name="T22">def</text:span><text:span text:style-name="T23"> </text:span><text:span text:style-name="T24">repair_operator</text:span><text:span text:style-name="T23">(</text:span><text:span text:style-name="T25">self</text:span><text:span text:style-name="T23">, children: List[Solution]) </text:span><text:span text:style-name="T22">-&gt;</text:span><text:span text:style-name="T23"> Solution:</text:span></text:p>
            <text:p text:style-name="P23"><text:span text:style-name="T21"><text:s/></text:span><text:span text:style-name="T21">2 <text:s/></text:span><text:span text:style-name="T23"><text:s text:c="4"/></text:span><text:span text:style-name="T22">for</text:span><text:span text:style-name="T23"> child </text:span><text:span text:style-name="T22">in</text:span><text:span text:style-name="T23"> children:</text:span></text:p>
            <text:p text:style-name="P23"><text:span text:style-name="T21"><text:s/></text:span><text:span text:style-name="T21">3 <text:s/></text:span><text:span text:style-name="T23"><text:s text:c="8"/>child_parameters </text:span><text:span text:style-name="T22">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loc[:,</text:span></text:p>
            <text:p text:style-name="P23"><text:span text:style-name="T21"><text:s/></text:span><text:span text:style-name="T21">4 <text:s/></text:span><text:span text:style-name="T23"><text:s text:c="27"/>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columns </text:span><text:span text:style-name="T22">!=</text:span><text:span text:style-name="T23"> </text:span><text:span text:style-name="T27">'Value'</text:span><text:span text:style-name="T23">]</text:span><text:span text:style-name="T22">.</text:span></text:p>
            <text:p text:style-name="P23"><text:span text:style-name="T21"><text:s/></text:span><text:span text:style-name="T21">5 <text:s/></text:span><text:span text:style-name="T23"><text:s text:c="38"/>loc[child </text:span><text:span text:style-name="T22">==</text:span><text:span text:style-name="T28">1</text:span><text:span text:style-name="T23">]</text:span><text:span text:style-name="T22">.</text:span><text:span text:style-name="T23">sum()</text:span><text:span text:style-name="T22">.</text:span><text:span text:style-name="T23">to_numpy()</text:span></text:p>
            <text:p text:style-name="P23"><text:span text:style-name="T21"><text:s/></text:span><text:span text:style-name="T21">6 <text:s/></text:span><text:span text:style-name="T23"><text:s text:c="8"/></text:span><text:span text:style-name="T21"># good child, check next child</text:span></text:p>
            <text:p text:style-name="P23"><text:span text:style-name="T21"><text:s/></text:span><text:span text:style-name="T21">7 <text:s/></text:span><text:span text:style-name="T23"><text:s text:c="8"/></text:span><text:span text:style-name="T22">if</text:span><text:span text:style-name="T23"> </text:span><text:span text:style-name="T26">all</text:span><text:span text:style-name="T23">(child_parameters </text:span><text:span text:style-name="T22">&lt;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W):</text:span></text:p>
            <text:p text:style-name="P23"><text:span text:style-name="T21"><text:s/></text:span><text:span text:style-name="T21">8 <text:s/></text:span><text:span text:style-name="T23"><text:s text:c="12"/></text:span><text:span text:style-name="T22">continue</text:span></text:p>
            <text:p text:style-name="P23"><text:span text:style-name="T21"><text:s/></text:span><text:span text:style-name="T21">9 <text:s/></text:span></text:p>
            <text:p text:style-name="P23"><text:span text:style-name="T21">10 <text:s/></text:span><text:span text:style-name="T23"><text:s text:c="8"/>old_child </text:span><text:span text:style-name="T22">=</text:span><text:span text:style-name="T23"> child</text:span><text:span text:style-name="T22">.</text:span><text:span text:style-name="T23">copy()</text:span></text:p>
            <text:p text:style-name="P23"><text:span text:style-name="T21">11 <text:s/></text:span><text:span text:style-name="T23"><text:s/></text:span></text:p>
            <text:p text:style-name="P23"><text:span text:style-name="T21">12 <text:s/></text:span><text:span text:style-name="T23"><text:s text:c="8"/></text:span><text:span text:style-name="T21"># DROP PHASE</text:span></text:p>
            <text:p text:style-name="P23"><text:span text:style-name="T21">13 <text:s/></text:span><text:span text:style-name="T23"><text:s text:c="8"/>i </text:span><text:span text:style-name="T22">=</text:span><text:span text:style-name="T23"> </text:span><text:span text:style-name="T28">0</text:span></text:p>
            <text:p text:style-name="P23"><text:span text:style-name="T21">14 <text:s/></text:span><text:span text:style-name="T23"><text:s text:c="8"/></text:span><text:span text:style-name="T22">while</text:span><text:span text:style-name="T23"> </text:span><text:span text:style-name="T26">any</text:span><text:span text:style-name="T23">(child_parameters </text:span><text:span text:style-name="T22">&gt;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W):</text:span></text:p>
            <text:p text:style-name="P23"><text:span text:style-name="T21">15 <text:s/></text:span><text:span text:style-name="T23"><text:s text:c="12"/></text:span><text:span text:style-name="T21"># delete item from solution</text:span></text:p>
            <text:p text:style-name="P23"><text:span text:style-name="T21">16 <text:s/></text:span><text:span text:style-name="T23"><text:s text:c="12"/>child[</text:span><text:span text:style-name="T25">self</text:span><text:span text:style-name="T22">.</text:span><text:span text:style-name="T23">problem</text:span><text:span text:style-name="T22">.</text:span><text:span text:style-name="T23">sorted_value_objects_indexes[i]] </text:span><text:span text:style-name="T22">=</text:span><text:span text:style-name="T23"> </text:span><text:span text:style-name="T28">0</text:span></text:p>
            <text:p text:style-name="P23"><text:span text:style-name="T21">17 <text:s/></text:span></text:p>
            <text:p text:style-name="P23"><text:span text:style-name="T21">18 <text:s/></text:span><text:span text:style-name="T23"><text:s text:c="12"/></text:span><text:span text:style-name="T21"># update parameters</text:span></text:p>
            <text:p text:style-name="P23"><text:span text:style-name="T21">19 <text:s/></text:span><text:span text:style-name="T23"><text:s text:c="12"/>child_parameters </text:span><text:span text:style-name="T22">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loc[:, </text:span></text:p>
            <text:p text:style-name="P23"><text:span text:style-name="T21">20 <text:s/></text:span><text:span text:style-name="T23"><text:s text:c="30"/>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columns </text:span><text:span text:style-name="T22">!=</text:span><text:span text:style-name="T23"> </text:span><text:span text:style-name="T27">'Value'</text:span><text:span text:style-name="T23">]</text:span><text:span text:style-name="T22">.</text:span><text:span text:style-name="T23">loc[</text:span></text:p>
            <text:p text:style-name="P23"><text:span text:style-name="T21">21 <text:s/></text:span><text:span text:style-name="T23"><text:s text:c="42"/>child </text:span><text:span text:style-name="T22">==</text:span><text:span text:style-name="T23"> </text:span><text:span text:style-name="T28">1</text:span><text:span text:style-name="T23">]</text:span><text:span text:style-name="T22">.</text:span><text:span text:style-name="T23">sum()</text:span><text:span text:style-name="T22">.</text:span><text:span text:style-name="T23">to_numpy()</text:span></text:p>
            <text:p text:style-name="P23"><text:span text:style-name="T21">22 <text:s/></text:span><text:span text:style-name="T23"><text:s text:c="12"/>i </text:span><text:span text:style-name="T22">=</text:span><text:span text:style-name="T23"> i </text:span><text:span text:style-name="T22">+</text:span><text:span text:style-name="T23"> </text:span><text:span text:style-name="T28">1</text:span></text:p>
            <text:p text:style-name="P23"><text:span text:style-name="T21">23 <text:s/></text:span></text:p>
            <text:p text:style-name="P23"><text:span text:style-name="T21">24 <text:s/></text:span><text:span text:style-name="T23"><text:s text:c="8"/></text:span><text:span text:style-name="T21"># ADD PAHSE</text:span></text:p>
            <text:p text:style-name="P23"><text:span text:style-name="T21">25 <text:s/></text:span><text:span text:style-name="T23"><text:s text:c="8"/></text:span><text:span text:style-name="T22">for</text:span><text:span text:style-name="T23"> i </text:span><text:span text:style-name="T22">in</text:span><text:span text:style-name="T23"> </text:span><text:span text:style-name="T26">reversed</text:span><text:span text:style-name="T23">(</text:span><text:span text:style-name="T26">range</text:span><text:span text:style-name="T23">(</text:span><text:span text:style-name="T26">len</text:span><text:span text:style-name="T23">(child))):</text:span></text:p>
            <text:p text:style-name="P23"><text:span text:style-name="T21">26 <text:s/></text:span><text:span text:style-name="T23"><text:s text:c="12"/></text:span><text:span text:style-name="T21"># temporary edited child</text:span></text:p>
            <text:p text:style-name="P23"><text:span text:style-name="T21">27 <text:s/></text:span><text:span text:style-name="T23"><text:s text:c="12"/>tmp_child </text:span><text:span text:style-name="T22">=</text:span><text:span text:style-name="T23"> child</text:span><text:span text:style-name="T22">.</text:span><text:span text:style-name="T23">copy()</text:span></text:p>
            <text:p text:style-name="P23"><text:span text:style-name="T21">28 <text:s/></text:span></text:p>
            <text:p text:style-name="P23"><text:span text:style-name="T21">29 <text:s/></text:span><text:span text:style-name="T23"><text:s text:c="12"/></text:span><text:span text:style-name="T21"># add item to solution</text:span></text:p>
            <text:p text:style-name="P23"><text:span text:style-name="T21">30 <text:s/></text:span><text:span text:style-name="T23"><text:s text:c="12"/>tmp_child[</text:span><text:span text:style-name="T25">self</text:span><text:span text:style-name="T22">.</text:span><text:span text:style-name="T23">problem</text:span><text:span text:style-name="T22">.</text:span><text:span text:style-name="T23">sorted_value_objects_indexes[i]] </text:span><text:span text:style-name="T22">=</text:span><text:span text:style-name="T23"> </text:span><text:span text:style-name="T28">1</text:span></text:p>
            <text:p text:style-name="P23"><text:span text:style-name="T21">31 <text:s/></text:span></text:p>
            <text:p text:style-name="P23"><text:span text:style-name="T21">32 <text:s/></text:span><text:span text:style-name="T23"><text:s text:c="12"/></text:span><text:span text:style-name="T21"># update parameters</text:span></text:p>
            <text:p text:style-name="P23"><text:span text:style-name="T21">33 <text:s/></text:span><text:span text:style-name="T23"><text:s text:c="12"/>tmp_child_parameters </text:span><text:span text:style-name="T22">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loc[:, <text:s/></text:span></text:p>
            <text:p text:style-name="P23"><text:span text:style-name="T21">34 <text:s/></text:span><text:span text:style-name="T23"><text:s text:c="32"/></text:span><text:span text:style-name="T25">self</text:span><text:span text:style-name="T22">.</text:span><text:span text:style-name="T23">problem</text:span><text:span text:style-name="T22">.</text:span><text:span text:style-name="T23">df</text:span><text:span text:style-name="T22">.</text:span><text:span text:style-name="T23">columns </text:span><text:span text:style-name="T22">!=</text:span><text:span text:style-name="T27">'Value'</text:span><text:span text:style-name="T23">]</text:span><text:span text:style-name="T22">.</text:span><text:span text:style-name="T23">loc[</text:span></text:p>
            <text:p text:style-name="P23"><text:span text:style-name="T21">35 <text:s/></text:span><text:span text:style-name="T23"><text:s text:c="39"/>tmp_child </text:span><text:span text:style-name="T22">==</text:span><text:span text:style-name="T23"> </text:span><text:span text:style-name="T28">1</text:span><text:span text:style-name="T23">]</text:span><text:span text:style-name="T22">.</text:span><text:span text:style-name="T23">sum()</text:span><text:span text:style-name="T22">.</text:span><text:span text:style-name="T23">to_numpy()</text:span></text:p>
            <text:p text:style-name="P23"><text:span text:style-name="T21">36 <text:s/></text:span><text:span text:style-name="T23"><text:s text:c="12"/></text:span><text:span text:style-name="T21"># update child with tmp mods</text:span></text:p>
            <text:p text:style-name="P23"><text:span text:style-name="T21">37 <text:s/></text:span><text:span text:style-name="T23"><text:s text:c="12"/></text:span><text:span text:style-name="T21"># if is feasible solution</text:span></text:p>
            <text:p text:style-name="P23"><text:span text:style-name="T21">38 <text:s/></text:span><text:span text:style-name="T23"><text:s text:c="12"/></text:span><text:span text:style-name="T22">if</text:span><text:span text:style-name="T23"> </text:span><text:span text:style-name="T26">all</text:span><text:span text:style-name="T23">(tmp_child_parameters </text:span><text:span text:style-name="T22">&lt;=</text:span><text:span text:style-name="T23"> </text:span><text:span text:style-name="T25">self</text:span><text:span text:style-name="T22">.</text:span><text:span text:style-name="T23">problem</text:span><text:span text:style-name="T22">.</text:span><text:span text:style-name="T23">W):</text:span></text:p>
            <text:p text:style-name="P23"><text:span text:style-name="T21">39 <text:s/></text:span><text:span text:style-name="T23"><text:s text:c="16"/>child </text:span><text:span text:style-name="T22">=</text:span><text:span text:style-name="T23"> tmp_child</text:span><text:span text:style-name="T22">.</text:span><text:span text:style-name="T23">copy()</text:span></text:p>
            <text:p text:style-name="P23"><text:span text:style-name="T21">40 <text:s/></text:span><text:span text:style-name="T23"><text:s text:c="16"/>child_parameters </text:span><text:span text:style-name="T22">=</text:span><text:span text:style-name="T23"> tmp_child_parameters</text:span></text:p>
            <text:p text:style-name="P23"><text:span text:style-name="T21">41 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2.362cm" presentation:class="title" presentation:user-transformed="true">
          <draw:text-box>
            <text:p text:style-name="P1">Select New<text:line-break/>Population</text:p>
          </draw:text-box>
        </draw:frame>
        <draw:frame draw:style-name="gr19" draw:text-style-name="P24" draw:layer="layout" svg:width="18.337cm" svg:height="19.423cm" svg:x="9.232cm" svg:y="0.389cm">
          <draw:text-box>
            <text:p text:style-name="P23"><text:span text:style-name="T21"><text:s/></text:span><text:span text:style-name="T21">1 <text:s/></text:span><text:span text:style-name="T22">def</text:span><text:span text:style-name="T23"> </text:span><text:span text:style-name="T24">select_new_population</text:span><text:span text:style-name="T23">(</text:span><text:span text:style-name="T25">self</text:span><text:span text:style-name="T23">, children: List[Solution], gen: </text:span><text:span text:style-name="T26">int</text:span><text:span text:style-name="T23">):</text:span></text:p>
            <text:p text:style-name="P23"><text:span text:style-name="T21"><text:s/></text:span><text:span text:style-name="T21">2 <text:s/></text:span></text:p>
            <text:p text:style-name="P23"><text:span text:style-name="T21"><text:s/></text:span><text:span text:style-name="T21">3 <text:s/></text:span><text:span text:style-name="T23"><text:s text:c="4"/></text:span><text:span text:style-name="T22">def</text:span><text:span text:style-name="T23"> </text:span><text:span text:style-name="T24">select_best</text:span><text:span text:style-name="T23">():</text:span></text:p>
            <text:p text:style-name="P23"><text:span text:style-name="T21"><text:s/></text:span><text:span text:style-name="T21">4 <text:s/></text:span><text:span text:style-name="T23"><text:s text:c="8"/>total_solutions: List[Solution] </text:span><text:span text:style-name="T22">=</text:span><text:span text:style-name="T23"> </text:span><text:span text:style-name="T25">self</text:span><text:span text:style-name="T22">.</text:span><text:span text:style-name="T23">population </text:span><text:span text:style-name="T22">+</text:span><text:span text:style-name="T23"> children</text:span></text:p>
            <text:p text:style-name="P23"><text:span text:style-name="T21"><text:s/></text:span><text:span text:style-name="T21">5 <text:s/></text:span><text:span text:style-name="T23"><text:s text:c="8"/>total_fintesses: List[</text:span><text:span text:style-name="T26">float</text:span><text:span text:style-name="T23">] </text:span><text:span text:style-name="T22">=</text:span><text:span text:style-name="T23"> </text:span><text:span text:style-name="T25">self</text:span><text:span text:style-name="T22">.</text:span><text:span text:style-name="T23">f_obj </text:span><text:span text:style-name="T22">+</text:span><text:span text:style-name="T23"> [</text:span></text:p>
            <text:p text:style-name="P23"><text:span text:style-name="T21"><text:s/></text:span><text:span text:style-name="T21">6 <text:s/></text:span><text:span text:style-name="T23"><text:s text:c="12"/></text:span><text:span text:style-name="T25">self</text:span><text:span text:style-name="T22">.</text:span><text:span text:style-name="T23">problem</text:span><text:span text:style-name="T22">.</text:span><text:span text:style-name="T23">objective_function(c) </text:span><text:span text:style-name="T22">for</text:span><text:span text:style-name="T23"> c </text:span><text:span text:style-name="T22">in</text:span><text:span text:style-name="T23"> children</text:span></text:p>
            <text:p text:style-name="P23"><text:span text:style-name="T21"><text:s/></text:span><text:span text:style-name="T21">7 <text:s/></text:span><text:span text:style-name="T23"><text:s text:c="8"/>]</text:span></text:p>
            <text:p text:style-name="P23"><text:span text:style-name="T21"><text:s/></text:span><text:span text:style-name="T21">8 <text:s/></text:span></text:p>
            <text:p text:style-name="P23"><text:span text:style-name="T21"><text:s/></text:span><text:span text:style-name="T21">9 <text:s/></text:span><text:span text:style-name="T23"><text:s text:c="8"/></text:span><text:span text:style-name="T22">assert</text:span><text:span text:style-name="T23"> </text:span><text:span text:style-name="T26">len</text:span><text:span text:style-name="T23">(total_solutions) </text:span><text:span text:style-name="T22">==</text:span><text:span text:style-name="T23"> </text:span><text:span text:style-name="T26">len</text:span><text:span text:style-name="T23">(total_fintesses)</text:span></text:p>
            <text:p text:style-name="P23"><text:span text:style-name="T21">10 <text:s/></text:span></text:p>
            <text:p text:style-name="P23"><text:span text:style-name="T21">11 <text:s/></text:span><text:span text:style-name="T23"><text:s text:c="8"/>total_indexes: List[</text:span><text:span text:style-name="T26">int</text:span><text:span text:style-name="T23">] </text:span><text:span text:style-name="T22">=</text:span><text:span text:style-name="T23"> </text:span><text:span text:style-name="T26">list</text:span><text:span text:style-name="T23">(</text:span><text:span text:style-name="T26">range</text:span><text:span text:style-name="T23">(</text:span><text:span text:style-name="T26">len</text:span><text:span text:style-name="T23">(total_solutions)))</text:span></text:p>
            <text:p text:style-name="P23"><text:span text:style-name="T21">12 <text:s/></text:span><text:span text:style-name="T23"><text:s text:c="8"/>total_indexes</text:span><text:span text:style-name="T22">.</text:span><text:span text:style-name="T23">sort(key</text:span><text:span text:style-name="T22">=lambda</text:span><text:span text:style-name="T23"> i: total_fintesses[i],</text:span></text:p>
            <text:p text:style-name="P23"><text:span text:style-name="T21">13 <text:s/></text:span><text:span text:style-name="T23"><text:s text:c="48"/>reverse</text:span><text:span text:style-name="T22">=True</text:span><text:span text:style-name="T23">)</text:span></text:p>
            <text:p text:style-name="P23"><text:span text:style-name="T21">14 <text:s/></text:span><text:span text:style-name="T23"><text:s text:c="8"/>best_indexes: List[</text:span><text:span text:style-name="T26">int</text:span><text:span text:style-name="T23">] </text:span><text:span text:style-name="T22">=</text:span><text:span text:style-name="T23"> total_indexes[:</text:span><text:span text:style-name="T25">self</text:span><text:span text:style-name="T22">.</text:span><text:span text:style-name="T23">num_elem]</text:span></text:p>
            <text:p text:style-name="P23"><text:span text:style-name="T21">15 <text:s/></text:span></text:p>
            <text:p text:style-name="P23"><text:span text:style-name="T21">16 <text:s/></text:span><text:span text:style-name="T23"><text:s text:c="8"/></text:span><text:span text:style-name="T25">self</text:span><text:span text:style-name="T22">.</text:span><text:span text:style-name="T23">population </text:span><text:span text:style-name="T22">=</text:span><text:span text:style-name="T23"> [total_solutions[i] </text:span><text:span text:style-name="T22">for</text:span><text:span text:style-name="T23"> i </text:span><text:span text:style-name="T22">in</text:span><text:span text:style-name="T23"> best_indexes]</text:span></text:p>
            <text:p text:style-name="P23"><text:span text:style-name="T21">17 <text:s/></text:span><text:span text:style-name="T23"><text:s text:c="8"/></text:span><text:span text:style-name="T25">self</text:span><text:span text:style-name="T22">.</text:span><text:span text:style-name="T23">f_obj </text:span><text:span text:style-name="T22">=</text:span><text:span text:style-name="T23"> [total_fintesses[i] </text:span><text:span text:style-name="T22">for</text:span><text:span text:style-name="T23"> i </text:span><text:span text:style-name="T22">in</text:span><text:span text:style-name="T23"> best_indexes]</text:span></text:p>
            <text:p text:style-name="P23"><text:span text:style-name="T21">18 <text:s/></text:span></text:p>
            <text:p text:style-name="P23"><text:span text:style-name="T21">19 <text:s/></text:span><text:span text:style-name="T23"><text:s text:c="8"/></text:span><text:span text:style-name="T25">self</text:span><text:span text:style-name="T22">.</text:span><text:span text:style-name="T23">update_best(</text:span><text:span text:style-name="T25">self</text:span><text:span text:style-name="T22">.</text:span><text:span text:style-name="T23">population[</text:span><text:span text:style-name="T28">0</text:span><text:span text:style-name="T23">], </text:span><text:span text:style-name="T25">self</text:span><text:span text:style-name="T22">.</text:span><text:span text:style-name="T23">f_obj[</text:span><text:span text:style-name="T28">0</text:span><text:span text:style-name="T23">], gen)</text:span></text:p>
            <text:p text:style-name="P23"><text:span text:style-name="T21">20 <text:s/></text:span></text:p>
            <text:p text:style-name="P23"><text:span text:style-name="T21">21 <text:s/></text:span><text:span text:style-name="T23"><text:s text:c="4"/>select_best()</text:span></text:p>
            <text:p text:style-name="P23"><text:span text:style-name="T21">22 <text:s/></text:span></text:p>
            <text:p text:style-name="P23"><text:span text:style-name="T21">23 <text:s/></text:span></text:p>
            <text:p text:style-name="P23"><text:span text:style-name="T21">24 <text:s/></text:span></text:p>
            <text:p text:style-name="P23"><text:span text:style-name="T21">25 <text:s/></text:span></text:p>
            <text:p text:style-name="P23"><text:span text:style-name="T21">26 <text:s/></text:span></text:p>
            <text:p text:style-name="P23"><text:span text:style-name="T21">27 <text:s/></text:span></text:p>
            <text:p text:style-name="P23"><text:span text:style-name="T21">28 <text:s/></text:span></text:p>
            <text:p text:style-name="P23"><text:span text:style-name="T21">29 <text:s/></text:span></text:p>
            <text:p text:style-name="P23"><text:span text:style-name="T21">30 <text:s/></text:span></text:p>
            <text:p text:style-name="P23"><text:span text:style-name="T21">31 <text:s/></text:span></text:p>
            <text:p text:style-name="P23"><text:span text:style-name="T21">32 <text:s/></text:span></text:p>
            <text:p text:style-name="P23"><text:span text:style-name="T21">33 <text:s/></text:span></text:p>
            <text:p text:style-name="P23"><text:span text:style-name="T21">34 <text:s/></text:span></text:p>
            <text:p text:style-name="P23"><text:span text:style-name="T21">35 <text:s/></text:span></text:p>
            <text:p text:style-name="P23"><text:span text:style-name="T21">36 <text:s/></text:span></text:p>
            <text:p text:style-name="P23"><text:span text:style-name="T21">37 <text:s/></text:span></text:p>
            <text:p text:style-name="P23"><text:span text:style-name="T21">38 <text:s/></text:span></text:p>
            <text:p text:style-name="P23"><text:span text:style-name="T21">39 <text:s/></text:span></text:p>
            <text:p text:style-name="P23"><text:span text:style-name="T21">40 <text:s/></text:span></text:p>
            <text:p text:style-name="P23"><text:span text:style-name="T21">41 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Tuning Phase</text:span></text:p>
          </draw:text-box>
        </draw:frame>
        <presentation:notes draw:style-name="dp1">
          <office:forms form:automatic-focus="false" form:apply-design-mode="fals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5" presentation:class="page"/>
        </presentation:notes>
      </draw:page>
      <draw:page draw:name="page16" draw:style-name="dp1" draw:master-page-name="xinxinli-black-edges" presentation:presentation-page-layout-name="AL2T16">
        <office:forms form:automatic-focus="false" form:apply-design-mode="false"/>
        <draw:frame presentation:style-name="pr5" draw:text-style-name="P6" draw:layer="layout" svg:width="16.375cm" svg:height="3.175cm" svg:x="0.635cm" svg:y="3.81cm" presentation:class="title" presentation:user-transformed="true">
          <draw:text-box>
            <text:p text:style-name="P1"><text:span text:style-name="T4">Testing Phase</text:span></text:p>
          </draw:text-box>
        </draw:frame>
        <presentation:notes draw:style-name="dp1">
          <office:forms form:automatic-focus="false" form:apply-design-mode="fals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JuliaMono Medium" svg:font-family="'JuliaMono Medium'" style:font-pitch="fixed"/>
    <style:font-face style:name="JuliaMono Medium1" svg:font-family="'JuliaMono Medium'" style:font-pitch="variable"/>
    <style:font-face style:name="JuliaMono Medium2" svg:font-family="'JuliaMono Medium'" style:font-adornments="Medium" style:font-pitch="fixed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office:forms form:automatic-focus="false" form:apply-design-mode="false"/>
      <draw:frame draw:style-name="Mgr3" draw:text-style-name="MP5" draw:layer="backgroundobjects" svg:width="28cm" svg:height="21.028cm" svg:x="0cm" svg:y="0.045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office:forms form:automatic-focus="false" form:apply-design-mode="false"/>
      <draw:frame draw:style-name="Mgr3" draw:text-style-name="MP5" draw:layer="backgroundobjects" svg:width="27.963cm" svg:height="21cm" svg:x="0.041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2:51.628470832</meta:creation-date>
    <meta:editing-duration>PT1H55M38S</meta:editing-duration>
    <meta:editing-cycles>16</meta:editing-cycles>
    <meta:generator>LibreOffice/7.5.6.2$Linux_X86_64 LibreOffice_project/5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23-09-14T18:31:47.782433500</dc:date>
    <meta:document-statistic meta:object-count="117"/>
    <meta:user-defined meta:name="License">BSD (http://templates.services.openoffice.org/bsd-license)</meta:user-defined>
  </office:meta>
</office:document-meta>
</file>

<file path=Object 1/content.xml><?xml version="1.0" encoding="utf-8"?>
<math xmlns="http://www.w3.org/1998/Math/MathML" display="block">
  <semantics>
    <mrow>
      <mi mathvariant="italic">max</mi>
      <mrow>
        <msubsup>
          <mo stretchy="false">∑</mo>
          <mrow>
            <mi>j</mi>
            <mo stretchy="false">=</mo>
            <mn>1</mn>
          </mrow>
          <mi>n</mi>
        </msubsup>
        <msub>
          <mi>p</mi>
          <mi>j</mi>
        </msub>
      </mrow>
      <msub>
        <mi>x</mi>
        <mi>j</mi>
      </msub>
    </mrow>
    <annotation encoding="StarMath 5.0">max sum_{j=1}^{n} p_j x_j

</annotation>
  </semantics>
</math>
</file>

<file path=Object 2/content.xml><?xml version="1.0" encoding="utf-8"?>
<math xmlns="http://www.w3.org/1998/Math/MathML" display="block">
  <semantics>
    <mrow>
      <mtext>subject to:</mtext>
      <mrow>
        <msubsup>
          <mo stretchy="false">∑</mo>
          <mrow>
            <mi>j</mi>
            <mo stretchy="false">=</mo>
            <mn>1</mn>
          </mrow>
          <mi>n</mi>
        </msubsup>
        <msub>
          <mi>r</mi>
          <mrow>
            <mi>i</mi>
            <mi>,</mi>
            <mi>j</mi>
          </mrow>
        </msub>
      </mrow>
      <mrow>
        <msub>
          <mi>x</mi>
          <mi>j</mi>
        </msub>
        <mo stretchy="false">≤</mo>
        <msub>
          <mi>b</mi>
          <mi>i</mi>
        </msub>
      </mrow>
      <mi>,</mi>
      <mtext>  </mtext>
      <mrow>
        <mi>i</mi>
        <mo stretchy="false">=</mo>
        <mn>1</mn>
      </mrow>
      <mi>,</mi>
      <mn>2</mn>
      <mi>,</mi>
      <mo stretchy="false">…</mo>
      <mi>,</mi>
      <mi>m</mi>
    </mrow>
    <annotation encoding="StarMath 5.0">"subject to:" sum_{j=1}^{n} r_{i,j} x_j &lt;= b_i, "  " i = 1,2, dotslow, m
</annotation>
  </semantics>
</math>
</file>

<file path=Object 3/content.xml><?xml version="1.0" encoding="utf-8"?>
<math xmlns="http://www.w3.org/1998/Math/MathML" display="block">
  <semantics>
    <mrow>
      <mi mathvariant="italic">items</mi>
      <mo stretchy="false">=</mo>
      <mrow>
        <mo fence="true" form="prefix" stretchy="false">[</mo>
        <mrow>
          <mrow>
            <mn>0</mn>
            <mi>,</mi>
            <mn>0</mn>
            <mi>,</mi>
            <mn>1</mn>
            <mi>,</mi>
            <mn>1</mn>
            <mi>,</mi>
            <mn>1</mn>
            <mi>,</mi>
            <mn>0</mn>
            <mi>,</mi>
            <mn>1</mn>
            <mi>,</mi>
            <mn>0</mn>
          </mrow>
        </mrow>
        <mo fence="true" form="postfix" stretchy="false">]</mo>
      </mrow>
    </mrow>
    <annotation encoding="StarMath 5.0">items = [0, 0, 1, 1, 1, 0, 1, 0] </annotation>
  </semantics>
</math>
</file>

<file path=Object 4/content.xml><?xml version="1.0" encoding="utf-8"?>
<math xmlns="http://www.w3.org/1998/Math/MathML" display="block">
  <semantics>
    <mrow>
      <mi mathvariant="italic">fitness</mi>
      <mo stretchy="false">=</mo>
      <mn>3980.21</mn>
    </mrow>
    <annotation encoding="StarMath 5.0">fitness = 3980.21 </annotation>
  </semantics>
</math>
</file>